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7"/>
    <style:style style:name="ce3" style:family="table-cell" style:parent-style-name="Default" style:data-style-name="N37"/>
    <style:style style:name="ce4" style:family="table-cell" style:parent-style-name="Default" style:data-style-name="N118"/>
    <style:style style:name="ce5" style:family="table-cell" style:parent-style-name="Default" style:data-style-name="N43"/>
    <style:style style:name="ce6" style:family="table-cell" style:parent-style-name="Default" style:data-style-name="N60"/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ull</text:p>
          </table:table-cell>
          <table:table-cell table:style-name="ce1"/>
          <table:table-cell table:style-name="ce1" office:value-type="string">
            <text:p>Draw</text:p>
          </table:table-cell>
          <table:table-cell table:style-name="ce1"/>
          <table:table-cell table:style-name="ce1" office:value-type="string">
            <text:p>GPU</text:p>
          </table:table-cell>
          <table:table-cell/>
        </table:table-row>
        <table:table-row table:style-name="ro1">
          <table:table-cell office:value-type="string">
            <text:p>case0</text:p>
          </table:table-cell>
          <table:table-cell table:style-name="ce2" table:formula="of:=[case0.H26]" office:value-type="float" office:value="0.0054930647826087">
            <text:p>0.00549</text:p>
          </table:table-cell>
          <table:table-cell table:style-name="ce2"/>
          <table:table-cell table:style-name="ce2" table:formula="of:=[case0.I26]" office:value-type="float" office:value="0.0101544908695652">
            <text:p>0.01015</text:p>
          </table:table-cell>
          <table:table-cell table:style-name="ce2"/>
          <table:table-cell table:style-name="ce2" table:formula="of:=[case0.J26]" office:value-type="float" office:value="0.011162892173913">
            <text:p>0.01116</text:p>
          </table:table-cell>
          <table:table-cell/>
        </table:table-row>
        <table:table-row table:style-name="ro1">
          <table:table-cell office:value-type="string">
            <text:p>case1</text:p>
          </table:table-cell>
          <table:table-cell table:style-name="ce2" table:formula="of:=[case1.H26]" office:value-type="float" office:value="0.00657913173913043">
            <text:p>0.00658</text:p>
          </table:table-cell>
          <table:table-cell table:style-name="ce4" table:formula="of:=[.B4]/[.B$3]" office:value-type="percentage" office:value="1.19771602912099">
            <text:p>119.8%</text:p>
          </table:table-cell>
          <table:table-cell table:style-name="ce2" table:formula="of:=[case1.I26]" office:value-type="float" office:value="0.0121723895652174">
            <text:p>0.01217</text:p>
          </table:table-cell>
          <table:table-cell table:style-name="ce4" table:formula="of:=[.D4]/[.D$3]" office:value-type="percentage" office:value="1.19871982963717">
            <text:p>119.9%</text:p>
          </table:table-cell>
          <table:table-cell table:style-name="ce2" table:formula="of:=[case1.J26]" office:value-type="float" office:value="0.0131927182608696">
            <text:p>0.01319</text:p>
          </table:table-cell>
          <table:table-cell table:style-name="ce4" table:formula="of:=[.F4]/[.F$3]" office:value-type="percentage" office:value="1.18183693395338">
            <text:p>118.2%</text:p>
          </table:table-cell>
        </table:table-row>
        <table:table-row table:style-name="ro1">
          <table:table-cell office:value-type="string">
            <text:p>case2</text:p>
          </table:table-cell>
          <table:table-cell table:style-name="ce2" table:formula="of:=[case2.H26]" office:value-type="float" office:value="0.00516212173913043">
            <text:p>0.00516</text:p>
          </table:table-cell>
          <table:table-cell table:style-name="ce4" table:formula="of:=[.B5]/[.B$3]" office:value-type="percentage" office:value="0.939752568634173">
            <text:p>94.0%</text:p>
          </table:table-cell>
          <table:table-cell table:style-name="ce2" table:formula="of:=[case2.I26]" office:value-type="float" office:value="0.0105987947826087">
            <text:p>0.01060</text:p>
          </table:table-cell>
          <table:table-cell table:style-name="ce4" table:formula="of:=[.D5]/[.D$3]" office:value-type="percentage" office:value="1.04375442538189">
            <text:p>104.4%</text:p>
          </table:table-cell>
          <table:table-cell table:style-name="ce2" table:formula="of:=[case2.J26]" office:value-type="float" office:value="0.0125321034782609">
            <text:p>0.01253</text:p>
          </table:table-cell>
          <table:table-cell table:style-name="ce4" table:formula="of:=[.F5]/[.F$3]" office:value-type="percentage" office:value="1.12265739765431">
            <text:p>112.3%</text:p>
          </table:table-cell>
        </table:table-row>
        <table:table-row table:style-name="ro1">
          <table:table-cell office:value-type="string">
            <text:p>case3</text:p>
          </table:table-cell>
          <table:table-cell table:style-name="ce2" table:formula="of:=[case3.H26]" office:value-type="float" office:value="0.00625649956521739">
            <text:p>0.00626</text:p>
          </table:table-cell>
          <table:table-cell table:style-name="ce4" table:formula="of:=[.B6]/[.B$3]" office:value-type="percentage" office:value="1.13898157273254">
            <text:p>113.9%</text:p>
          </table:table-cell>
          <table:table-cell table:style-name="ce2" table:formula="of:=[case3.I26]" office:value-type="float" office:value="0.0139422526086957">
            <text:p>0.01394</text:p>
          </table:table-cell>
          <table:table-cell table:style-name="ce4" table:formula="of:=[.D6]/[.D$3]" office:value-type="percentage" office:value="1.37301345658629">
            <text:p>137.3%</text:p>
          </table:table-cell>
          <table:table-cell table:style-name="ce2" table:formula="of:=[case3.J26]" office:value-type="float" office:value="0.0164023886956522">
            <text:p>0.01640</text:p>
          </table:table-cell>
          <table:table-cell table:style-name="ce4" table:formula="of:=[.F6]/[.F$3]" office:value-type="percentage" office:value="1.46936729658497">
            <text:p>146.9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Glview report:</text:p>
          </table:table-cell>
          <table:table-cell table:number-columns-repeated="6"/>
        </table:table-row>
        <table:table-row table:style-name="ro1">
          <table:table-cell office:value-type="string">
            <text:p>Renderer</text:p>
          </table:table-cell>
          <table:table-cell office:value-type="string">
            <text:p><text:s/>GeForce 9800M GT/PCI/SSE2</text:p>
          </table:table-cell>
          <table:table-cell table:number-columns-repeated="5"/>
        </table:table-row>
        <table:table-row table:style-name="ro1">
          <table:table-cell office:value-type="string">
            <text:p>Vendor</text:p>
          </table:table-cell>
          <table:table-cell office:value-type="string">
            <text:p><text:s/>NVIDIA Corporation</text:p>
          </table:table-cell>
          <table:table-cell table:number-columns-repeated="5"/>
        </table:table-row>
        <table:table-row table:style-name="ro1">
          <table:table-cell office:value-type="string">
            <text:p>Memory</text:p>
          </table:table-cell>
          <table:table-cell office:value-type="string">
            <text:p><text:s/>512 MB</text:p>
          </table:table-cell>
          <table:table-cell table:number-columns-repeated="5"/>
        </table:table-row>
        <table:table-row table:style-name="ro1">
          <table:table-cell office:value-type="string">
            <text:p>Version</text:p>
          </table:table-cell>
          <table:table-cell table:style-name="ce3" office:value-type="string">
            <text:p>3.3.0</text:p>
          </table:table-cell>
          <table:table-cell table:number-columns-repeated="5"/>
        </table:table-row>
        <table:table-row table:style-name="ro1">
          <table:table-cell office:value-type="string">
            <text:p>Shading language version</text:p>
          </table:table-cell>
          <table:table-cell office:value-type="string">
            <text:p><text:s/>3.30 NVIDIA via Cg compile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PU driver</text:p>
          </table:table-cell>
          <table:table-cell office:value-type="string">
            <text:p>8.17.11.974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S</text:p>
          </table:table-cell>
          <table:table-cell office:value-type="string">
            <text:p>Windows 7 32-bit</text:p>
          </table:table-cell>
          <table:table-cell table:number-columns-repeated="5"/>
        </table:table-row>
        <table:table-row table:style-name="ro1">
          <table:table-cell office:value-type="string">
            <text:p>CPU</text:p>
          </table:table-cell>
          <table:table-cell office:value-type="string">
            <text:p>Core2 Duo T9500</text:p>
          </table:table-cell>
          <table:table-cell table:number-columns-repeated="5"/>
        </table:table-row>
        <table:table-row table:style-name="ro1">
          <table:table-cell office:value-type="string">
            <text:p>clock</text:p>
          </table:table-cell>
          <table:table-cell office:value-type="string">
            <text:p>2.60GHz</text:p>
          </table:table-cell>
          <table:table-cell table:number-columns-repeated="5"/>
        </table:table-row>
        <table:table-row table:style-name="ro1">
          <table:table-cell office:value-type="string">
            <text:p>RAM</text:p>
          </table:table-cell>
          <table:table-cell office:value-type="string">
            <text:p>4 GB</text:p>
          </table:table-cell>
          <table:table-cell table:number-columns-repeated="5"/>
        </table:table-row>
      </table:table>
      <table:table table:name="case3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3H00M00S">
            <text:p>03:00:00 AM</text:p>
          </table:table-cell>
          <table:table-cell office:value-type="string">
            <text:p>Shaders</text:p>
          </table:table-cell>
          <table:table-cell office:value-type="string">
            <text:p>and</text:p>
          </table:table-cell>
          <table:table-cell table:number-columns-repeated="2"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576336">
            <text:p>0.01</text:p>
          </table:table-cell>
          <table:table-cell table:formula="of:=INDIRECT(ADDRESS([.L2];6;4))" office:value-type="float" office:value="0.0115927">
            <text:p>0.01</text:p>
          </table:table-cell>
          <table:table-cell table:formula="of:=INDIRECT(ADDRESS([.M2];6;4))" office:value-type="float" office:value="0.0114964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577323">
            <text:p>0.01</text:p>
          </table:table-cell>
          <table:table-cell table:formula="of:=INDIRECT(ADDRESS([.L3];6;4))" office:value-type="float" office:value="0.0116128">
            <text:p>0.01</text:p>
          </table:table-cell>
          <table:table-cell table:formula="of:=INDIRECT(ADDRESS([.M3];6;4))" office:value-type="float" office:value="0.0205507">
            <text:p>0.02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3"/>
          <table:table-cell table:formula="of:=INDIRECT(ADDRESS([.K4];6;4))" office:value-type="float" office:value="0.00576612">
            <text:p>0.01</text:p>
          </table:table-cell>
          <table:table-cell table:formula="of:=INDIRECT(ADDRESS([.L4];6;4))" office:value-type="float" office:value="0.0160689">
            <text:p>0.02</text:p>
          </table:table-cell>
          <table:table-cell table:formula="of:=INDIRECT(ADDRESS([.M4];6;4))" office:value-type="float" office:value="0.0275168">
            <text:p>0.03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923">
            <text:p>6.6</text:p>
          </table:table-cell>
          <table:table-cell/>
          <table:table-cell table:formula="of:=INDIRECT(ADDRESS([.K5];6;4))" office:value-type="float" office:value="0.00691619">
            <text:p>0.01</text:p>
          </table:table-cell>
          <table:table-cell table:formula="of:=INDIRECT(ADDRESS([.L5];6;4))" office:value-type="float" office:value="0.0120283">
            <text:p>0.01</text:p>
          </table:table-cell>
          <table:table-cell table:formula="of:=INDIRECT(ADDRESS([.M5];6;4))" office:value-type="float" office:value="0.0142144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926">
            <text:p>6.6</text:p>
          </table:table-cell>
          <table:table-cell/>
          <table:table-cell table:formula="of:=INDIRECT(ADDRESS([.K6];6;4))" office:value-type="float" office:value="0.00624992">
            <text:p>0.01</text:p>
          </table:table-cell>
          <table:table-cell table:formula="of:=INDIRECT(ADDRESS([.L6];6;4))" office:value-type="float" office:value="0.0105338">
            <text:p>0.01</text:p>
          </table:table-cell>
          <table:table-cell table:formula="of:=INDIRECT(ADDRESS([.M6];6;4))" office:value-type="float" office:value="0.00972256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5699">
            <text:p>3.36E-005</text:p>
          </table:table-cell>
          <table:table-cell/>
          <table:table-cell table:formula="of:=INDIRECT(ADDRESS([.K7];6;4))" office:value-type="float" office:value="0.00582892">
            <text:p>0.01</text:p>
          </table:table-cell>
          <table:table-cell table:formula="of:=INDIRECT(ADDRESS([.L7];6;4))" office:value-type="float" office:value="0.0126906">
            <text:p>0.01</text:p>
          </table:table-cell>
          <table:table-cell table:formula="of:=INDIRECT(ADDRESS([.M7];6;4))" office:value-type="float" office:value="0.014624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23661">
            <text:p>0.03</text:p>
          </table:table-cell>
          <table:table-cell table:number-columns-repeated="3"/>
          <table:table-cell table:formula="of:=INDIRECT(ADDRESS([.K8];6;4))" office:value-type="float" office:value="0.00838339">
            <text:p>0.01</text:p>
          </table:table-cell>
          <table:table-cell table:formula="of:=INDIRECT(ADDRESS([.L8];6;4))" office:value-type="float" office:value="0.0123356">
            <text:p>0.01</text:p>
          </table:table-cell>
          <table:table-cell table:formula="of:=INDIRECT(ADDRESS([.M8];6;4))" office:value-type="float" office:value="0.0115247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8965">
            <text:p>30.9</text:p>
          </table:table-cell>
          <table:table-cell table:number-columns-repeated="3"/>
          <table:table-cell table:formula="of:=INDIRECT(ADDRESS([.K9];6;4))" office:value-type="float" office:value="0.00614684">
            <text:p>0.01</text:p>
          </table:table-cell>
          <table:table-cell table:formula="of:=INDIRECT(ADDRESS([.L9];6;4))" office:value-type="float" office:value="0.0124244">
            <text:p>0.01</text:p>
          </table:table-cell>
          <table:table-cell table:formula="of:=INDIRECT(ADDRESS([.M9];6;4))" office:value-type="float" office:value="0.0195797">
            <text:p>0.02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59922">
            <text:p>6.6</text:p>
          </table:table-cell>
          <table:table-cell table:number-columns-repeated="3"/>
          <table:table-cell table:formula="of:=INDIRECT(ADDRESS([.K10];6;4))" office:value-type="float" office:value="0.00577797">
            <text:p>0.01</text:p>
          </table:table-cell>
          <table:table-cell table:formula="of:=INDIRECT(ADDRESS([.L10];6;4))" office:value-type="float" office:value="0.0121136">
            <text:p>0.01</text:p>
          </table:table-cell>
          <table:table-cell table:formula="of:=INDIRECT(ADDRESS([.M10];6;4))" office:value-type="float" office:value="0.0227937">
            <text:p>0.02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929">
            <text:p>6.6</text:p>
          </table:table-cell>
          <table:table-cell/>
          <table:table-cell table:formula="of:=INDIRECT(ADDRESS([.K11];6;4))" office:value-type="float" office:value="0.00577797">
            <text:p>0.01</text:p>
          </table:table-cell>
          <table:table-cell table:formula="of:=INDIRECT(ADDRESS([.L11];6;4))" office:value-type="float" office:value="0.0123336">
            <text:p>0.01</text:p>
          </table:table-cell>
          <table:table-cell table:formula="of:=INDIRECT(ADDRESS([.M11];6;4))" office:value-type="float" office:value="0.0127589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157">
            <text:p>6.63</text:p>
          </table:table-cell>
          <table:table-cell/>
          <table:table-cell table:formula="of:=INDIRECT(ADDRESS([.K12];6;4))" office:value-type="float" office:value="0.00583682">
            <text:p>0.01</text:p>
          </table:table-cell>
          <table:table-cell table:formula="of:=INDIRECT(ADDRESS([.L12];6;4))" office:value-type="float" office:value="0.0121555">
            <text:p>0.01</text:p>
          </table:table-cell>
          <table:table-cell table:formula="of:=INDIRECT(ADDRESS([.M12];6;4))" office:value-type="float" office:value="0.0120346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2733">
            <text:p>0.03</text:p>
          </table:table-cell>
          <table:table-cell/>
          <table:table-cell table:formula="of:=INDIRECT(ADDRESS([.K13];6;4))" office:value-type="float" office:value="0.00770646">
            <text:p>0.01</text:p>
          </table:table-cell>
          <table:table-cell table:formula="of:=INDIRECT(ADDRESS([.L13];6;4))" office:value-type="float" office:value="0.0295474">
            <text:p>0.03</text:p>
          </table:table-cell>
          <table:table-cell table:formula="of:=INDIRECT(ADDRESS([.M13];6;4))" office:value-type="float" office:value="0.0316101">
            <text:p>0.03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927">
            <text:p>6.6</text:p>
          </table:table-cell>
          <table:table-cell/>
          <table:table-cell table:formula="of:=INDIRECT(ADDRESS([.K14];6;4))" office:value-type="float" office:value="0.00639566">
            <text:p>0.01</text:p>
          </table:table-cell>
          <table:table-cell table:formula="of:=INDIRECT(ADDRESS([.L14];6;4))" office:value-type="float" office:value="0.00984585">
            <text:p>0.01</text:p>
          </table:table-cell>
          <table:table-cell table:formula="of:=INDIRECT(ADDRESS([.M14];6;4))" office:value-type="float" office:value="0.00961498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59929">
            <text:p>6.6</text:p>
          </table:table-cell>
          <table:table-cell/>
          <table:table-cell table:formula="of:=INDIRECT(ADDRESS([.K15];6;4))" office:value-type="float" office:value="0.00733087">
            <text:p>0.01</text:p>
          </table:table-cell>
          <table:table-cell table:formula="of:=INDIRECT(ADDRESS([.L15];6;4))" office:value-type="float" office:value="0.0219057">
            <text:p>0.02</text:p>
          </table:table-cell>
          <table:table-cell table:formula="of:=INDIRECT(ADDRESS([.M15];6;4))" office:value-type="float" office:value="0.0160289">
            <text:p>0.02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/>
          <table:table-cell table:formula="of:=INDIRECT(ADDRESS([.K16];6;4))" office:value-type="float" office:value="0.00584787">
            <text:p>0.01</text:p>
          </table:table-cell>
          <table:table-cell table:formula="of:=INDIRECT(ADDRESS([.L16];6;4))" office:value-type="float" office:value="0.0158817">
            <text:p>0.02</text:p>
          </table:table-cell>
          <table:table-cell table:formula="of:=INDIRECT(ADDRESS([.M16];6;4))" office:value-type="float" office:value="0.0208703">
            <text:p>0.02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2"/>
          <table:table-cell table:formula="of:=INDIRECT(ADDRESS([.K17];6;4))" office:value-type="float" office:value="0.00583089">
            <text:p>0.01</text:p>
          </table:table-cell>
          <table:table-cell table:formula="of:=INDIRECT(ADDRESS([.L17];6;4))" office:value-type="float" office:value="0.0107037">
            <text:p>0.01</text:p>
          </table:table-cell>
          <table:table-cell table:formula="of:=INDIRECT(ADDRESS([.M17];6;4))" office:value-type="float" office:value="0.0109543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59938">
            <text:p>6.6</text:p>
          </table:table-cell>
          <table:table-cell/>
          <table:table-cell table:formula="of:=INDIRECT(ADDRESS([.K18];6;4))" office:value-type="float" office:value="0.00576889">
            <text:p>0.01</text:p>
          </table:table-cell>
          <table:table-cell table:formula="of:=INDIRECT(ADDRESS([.L18];6;4))" office:value-type="float" office:value="0.0176728">
            <text:p>0.02</text:p>
          </table:table-cell>
          <table:table-cell table:formula="of:=INDIRECT(ADDRESS([.M18];6;4))" office:value-type="float" office:value="0.0154732">
            <text:p>0.02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0514">
            <text:p>6.61</text:p>
          </table:table-cell>
          <table:table-cell/>
          <table:table-cell table:formula="of:=INDIRECT(ADDRESS([.K19];6;4))" office:value-type="float" office:value="0.00605324">
            <text:p>0.01</text:p>
          </table:table-cell>
          <table:table-cell table:formula="of:=INDIRECT(ADDRESS([.L19];6;4))" office:value-type="float" office:value="0.0103079">
            <text:p>0.01</text:p>
          </table:table-cell>
          <table:table-cell table:formula="of:=INDIRECT(ADDRESS([.M19];6;4))" office:value-type="float" office:value="0.0199587">
            <text:p>0.02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336">
            <text:p>0.01</text:p>
          </table:table-cell>
          <table:table-cell/>
          <table:table-cell table:formula="of:=INDIRECT(ADDRESS([.K20];6;4))" office:value-type="float" office:value="0.00600427">
            <text:p>0.01</text:p>
          </table:table-cell>
          <table:table-cell table:formula="of:=INDIRECT(ADDRESS([.L20];6;4))" office:value-type="float" office:value="0.0215827">
            <text:p>0.02</text:p>
          </table:table-cell>
          <table:table-cell table:formula="of:=INDIRECT(ADDRESS([.M20];6;4))" office:value-type="float" office:value="0.0212075">
            <text:p>0.02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0514">
            <text:p>6.61</text:p>
          </table:table-cell>
          <table:table-cell/>
          <table:table-cell table:formula="of:=INDIRECT(ADDRESS([.K21];6;4))" office:value-type="float" office:value="0.00588381">
            <text:p>0.01</text:p>
          </table:table-cell>
          <table:table-cell table:formula="of:=INDIRECT(ADDRESS([.L21];6;4))" office:value-type="float" office:value="0.0156234">
            <text:p>0.02</text:p>
          </table:table-cell>
          <table:table-cell table:formula="of:=INDIRECT(ADDRESS([.M21];6;4))" office:value-type="float" office:value="0.0158771">
            <text:p>0.02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1674">
            <text:p>6.62</text:p>
          </table:table-cell>
          <table:table-cell/>
          <table:table-cell table:formula="of:=INDIRECT(ADDRESS([.K22];6;4))" office:value-type="float" office:value="0.00592331">
            <text:p>0.01</text:p>
          </table:table-cell>
          <table:table-cell table:formula="of:=INDIRECT(ADDRESS([.L22];6;4))" office:value-type="float" office:value="0.00996986">
            <text:p>0.01</text:p>
          </table:table-cell>
          <table:table-cell table:formula="of:=INDIRECT(ADDRESS([.M22];6;4))" office:value-type="float" office:value="0.0098184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927">
            <text:p>0.01</text:p>
          </table:table-cell>
          <table:table-cell/>
          <table:table-cell table:formula="of:=INDIRECT(ADDRESS([.K23];6;4))" office:value-type="float" office:value="0.00674952">
            <text:p>0.01</text:p>
          </table:table-cell>
          <table:table-cell table:formula="of:=INDIRECT(ADDRESS([.L23];6;4))" office:value-type="float" office:value="0.011456">
            <text:p>0.01</text:p>
          </table:table-cell>
          <table:table-cell table:formula="of:=INDIRECT(ADDRESS([.M23];6;4))" office:value-type="float" office:value="0.0113197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1275">
            <text:p>6.61</text:p>
          </table:table-cell>
          <table:table-cell/>
          <table:table-cell table:formula="of:=INDIRECT(ADDRESS([.K24];6;4))" office:value-type="float" office:value="0.00618397">
            <text:p>0.01</text:p>
          </table:table-cell>
          <table:table-cell table:formula="of:=INDIRECT(ADDRESS([.L24];6;4))" office:value-type="float" office:value="0.010285">
            <text:p>0.01</text:p>
          </table:table-cell>
          <table:table-cell table:formula="of:=INDIRECT(ADDRESS([.M24];6;4))" office:value-type="float" office:value="0.0177053">
            <text:p>0.02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2425">
            <text:p>6.62</text:p>
          </table:table-cell>
          <table:table-cell/>
          <table:table-cell table:style-name="ce7" table:formula="of:=SUM([.H2:.H24])" office:value-type="float" office:value="0.14389949">
            <text:p>0.14390</text:p>
          </table:table-cell>
          <table:table-cell table:style-name="ce7" table:formula="of:=SUM([.I2:.I24])" office:value-type="float" office:value="0.32067181">
            <text:p>0.32067</text:p>
          </table:table-cell>
          <table:table-cell table:style-name="ce7" table:formula="of:=SUM([.J2:.J24])" office:value-type="float" office:value="0.37725494">
            <text:p>0.37725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964">
            <text:p>0.01</text:p>
          </table:table-cell>
          <table:table-cell/>
          <table:table-cell table:style-name="ce7" table:formula="of:=AVERAGE([.H2:.H24])" office:value-type="float" office:value="0.00625649956521739">
            <text:p>0.00626</text:p>
          </table:table-cell>
          <table:table-cell table:style-name="ce7" table:formula="of:=AVERAGE([.I2:.I24])" office:value-type="float" office:value="0.0139422526086957">
            <text:p>0.01394</text:p>
          </table:table-cell>
          <table:table-cell table:style-name="ce7" table:formula="of:=AVERAGE([.J2:.J24])" office:value-type="float" office:value="0.0164023886956522">
            <text:p>0.01640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59">
            <text:p>6.63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163">
            <text:p>6.63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5193">
            <text:p>3.75E-0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7449">
            <text:p>0.03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6192">
            <text:p>33.6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3158">
            <text:p>6.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67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131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641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64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166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0407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177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3754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732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755">
            <text:p>6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4916">
            <text:p>6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1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3477">
            <text:p>6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5532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5507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134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137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9648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9259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5.4719">
            <text:p>25.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66133">
            <text:p>6.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141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057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91642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138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14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149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6726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6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727">
            <text:p>6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8333">
            <text:p>6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068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66454">
            <text:p>6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69206">
            <text:p>6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5168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06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064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9494">
            <text:p>3.9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031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9937">
            <text:p>36.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0059">
            <text:p>6.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067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61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930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064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067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079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0771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9161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772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1975">
            <text:p>6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028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0954">
            <text:p>6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376">
            <text:p>6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214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6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66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9395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612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0.6295">
            <text:p>40.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2762">
            <text:p>6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7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522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500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67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2769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8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2778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3403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49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405">
            <text:p>6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458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3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3896">
            <text:p>6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4869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7225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225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5233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29374">
            <text:p>8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5732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8.8617">
            <text:p>38.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5223">
            <text:p>6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23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795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580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234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5237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0154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28">
            <text:p>6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5863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28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5863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132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90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01">
            <text:p>6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473">
            <text:p>6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62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7797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801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9099">
            <text:p>3.9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55896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8.0981">
            <text:p>28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7796">
            <text:p>6.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7805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1352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54731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7802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804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7814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652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833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653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9887">
            <text:p>6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335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9503">
            <text:p>6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65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2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357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1365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860969">
            <text:p>8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195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1246">
            <text:p>30.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1355">
            <text:p>6.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372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673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013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36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1371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97624">
            <text:p>4.9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42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04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146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2041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3283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42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2071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029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5797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676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68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06788">
            <text:p>4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151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1648">
            <text:p>30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4675">
            <text:p>6.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684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981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972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681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4683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066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775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5353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77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5353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565">
            <text:p>6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11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5006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285">
            <text:p>6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7937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7">
            <text:p>2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7991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994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7547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707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2.5655">
            <text:p>32.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799">
            <text:p>6.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7998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059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0614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7995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997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015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7">
            <text:p>22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007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8585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77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585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819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33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172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0448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58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062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065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9395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792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8736">
            <text:p>43.8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1061">
            <text:p>6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069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339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066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068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8">
            <text:p>22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078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661">
            <text:p>6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368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662">
            <text:p>6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878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155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913">
            <text:p>6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117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034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3341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34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3598">
            <text:p>3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58979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1.7875">
            <text:p>21.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334">
            <text:p>6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3348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7928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58067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3345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347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3356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127">
            <text:p>6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706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128">
            <text:p>6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7083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547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369">
            <text:p>6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753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16101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931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7943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18087">
            <text:p>1.18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092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5967">
            <text:p>35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793">
            <text:p>6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946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738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911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943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7946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0">
            <text:p>23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7978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8618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3956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8619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603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45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9238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2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6149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074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745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89725">
            <text:p>4.9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90165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5.6302">
            <text:p>25.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0739">
            <text:p>7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0749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4639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89024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0746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748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1">
            <text:p>23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0797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153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330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1532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3722">
            <text:p>7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905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2598">
            <text:p>7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4201">
            <text:p>7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0289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4642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4665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233015">
            <text:p>2.33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234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912">
            <text:p>30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4641">
            <text:p>7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4669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7875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052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4666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4668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6711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2">
            <text:p>23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4681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5265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47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5266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854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881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5286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7373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8703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7877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788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3598">
            <text:p>3.4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355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8262">
            <text:p>46.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7876">
            <text:p>7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7884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001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265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7881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7883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3">
            <text:p>23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7893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8476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308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8476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9547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03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8691">
            <text:p>7.0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9787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54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4">
            <text:p>2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0012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0016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3345">
            <text:p>3.6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41741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2619">
            <text:p>29.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0011">
            <text:p>7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0019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3427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4078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0016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0018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4">
            <text:p>23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0027">
            <text:p>7.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0604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688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0605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2372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672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361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2909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4732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5">
            <text:p>2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343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3433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5193">
            <text:p>3.7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014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3171">
            <text:p>33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3429">
            <text:p>7.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3437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429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915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3434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3436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4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5">
            <text:p>23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3446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051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53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052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5083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07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3769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5765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9587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6">
            <text:p>2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431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435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87041">
            <text:p>3.8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79363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6.3599">
            <text:p>26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643">
            <text:p>7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439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0222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78344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436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438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6">
            <text:p>23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448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7049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042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7049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208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582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7603">
            <text:p>7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724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2075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7">
            <text:p>2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0225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0228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9648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677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4844">
            <text:p>37.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0224">
            <text:p>7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0232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89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585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0229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0231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4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7">
            <text:p>23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0241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083">
            <text:p>7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83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083">
            <text:p>7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393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62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1062">
            <text:p>7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65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8771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8">
            <text:p>23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2892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896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7547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789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0.3402">
            <text:p>40.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2892">
            <text:p>7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2899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5352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530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2896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899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8">
            <text:p>23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2908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35">
            <text:p>7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9233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3501">
            <text:p>7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4498">
            <text:p>7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698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4028">
            <text:p>7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501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18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5372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5431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59083">
            <text:p>5.91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664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8861">
            <text:p>34.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5371">
            <text:p>7.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5435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8235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002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5431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5434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9">
            <text:p>23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5523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6198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749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6199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7345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5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6672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7804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319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0">
            <text:p>2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8238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8242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02839">
            <text:p>4.0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2292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9668">
            <text:p>30.9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8237">
            <text:p>7.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8246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1465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190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8243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8245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0">
            <text:p>24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8263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8882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183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8882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9911">
            <text:p>7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8972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0742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7053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1">
            <text:p>2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1467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1471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98889">
            <text:p>3.9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1273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1.9761">
            <text:p>31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31466">
            <text:p>7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1476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4592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1163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1472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1475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6458">
            <text:p>2.7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1">
            <text:p>24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1574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2155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10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2156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3228">
            <text:p>7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20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2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2H00M00S">
            <text:p>02:00:00 AM</text:p>
          </table:table-cell>
          <table:table-cell office:value-type="string">
            <text:p>Shaders,</text:p>
          </table:table-cell>
          <table:table-cell office:value-type="string">
            <text:p>but</text:p>
          </table:table-cell>
          <table:table-cell office:value-type="string">
            <text:p>no</text:p>
          </table:table-cell>
          <table:table-cell office:value-type="string">
            <text:p>Uniforms.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463738">
            <text:p>0</text:p>
          </table:table-cell>
          <table:table-cell table:formula="of:=INDIRECT(ADDRESS([.L2];6;4))" office:value-type="float" office:value="0.00897619">
            <text:p>0.01</text:p>
          </table:table-cell>
          <table:table-cell table:formula="of:=INDIRECT(ADDRESS([.M2];6;4))" office:value-type="float" office:value="0.0160248">
            <text:p>0.0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702361">
            <text:p>0.01</text:p>
          </table:table-cell>
          <table:table-cell table:formula="of:=INDIRECT(ADDRESS([.L3];6;4))" office:value-type="float" office:value="0.00919302">
            <text:p>0.01</text:p>
          </table:table-cell>
          <table:table-cell table:formula="of:=INDIRECT(ADDRESS([.M3];6;4))" office:value-type="float" office:value="0.00719757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3"/>
          <table:table-cell table:formula="of:=INDIRECT(ADDRESS([.K4];6;4))" office:value-type="float" office:value="0.00460184">
            <text:p>0</text:p>
          </table:table-cell>
          <table:table-cell table:formula="of:=INDIRECT(ADDRESS([.L4];6;4))" office:value-type="float" office:value="0.0126744">
            <text:p>0.01</text:p>
          </table:table-cell>
          <table:table-cell table:formula="of:=INDIRECT(ADDRESS([.M4];6;4))" office:value-type="float" office:value="0.0185366">
            <text:p>0.0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645">
            <text:p>5.29</text:p>
          </table:table-cell>
          <table:table-cell/>
          <table:table-cell table:formula="of:=INDIRECT(ADDRESS([.K5];6;4))" office:value-type="float" office:value="0.004667">
            <text:p>0</text:p>
          </table:table-cell>
          <table:table-cell table:formula="of:=INDIRECT(ADDRESS([.L5];6;4))" office:value-type="float" office:value="0.00861008">
            <text:p>0.01</text:p>
          </table:table-cell>
          <table:table-cell table:formula="of:=INDIRECT(ADDRESS([.M5];6;4))" office:value-type="float" office:value="0.00853725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865">
            <text:p>5.29</text:p>
          </table:table-cell>
          <table:table-cell/>
          <table:table-cell table:formula="of:=INDIRECT(ADDRESS([.K6];6;4))" office:value-type="float" office:value="0.00461961">
            <text:p>0</text:p>
          </table:table-cell>
          <table:table-cell table:formula="of:=INDIRECT(ADDRESS([.L6];6;4))" office:value-type="float" office:value="0.0114789">
            <text:p>0.01</text:p>
          </table:table-cell>
          <table:table-cell table:formula="of:=INDIRECT(ADDRESS([.M6];6;4))" office:value-type="float" office:value="0.0114337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77877">
            <text:p>4.78E-005</text:p>
          </table:table-cell>
          <table:table-cell/>
          <table:table-cell table:formula="of:=INDIRECT(ADDRESS([.K7];6;4))" office:value-type="float" office:value="0.00738024">
            <text:p>0.01</text:p>
          </table:table-cell>
          <table:table-cell table:formula="of:=INDIRECT(ADDRESS([.L7];6;4))" office:value-type="float" office:value="0.00933677">
            <text:p>0.01</text:p>
          </table:table-cell>
          <table:table-cell table:formula="of:=INDIRECT(ADDRESS([.M7];6;4))" office:value-type="float" office:value="0.00933971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4033">
            <text:p>0.03</text:p>
          </table:table-cell>
          <table:table-cell table:number-columns-repeated="3"/>
          <table:table-cell table:formula="of:=INDIRECT(ADDRESS([.K8];6;4))" office:value-type="float" office:value="0.00466069">
            <text:p>0</text:p>
          </table:table-cell>
          <table:table-cell table:formula="of:=INDIRECT(ADDRESS([.L8];6;4))" office:value-type="float" office:value="0.00924199">
            <text:p>0.01</text:p>
          </table:table-cell>
          <table:table-cell table:formula="of:=INDIRECT(ADDRESS([.M8];6;4))" office:value-type="float" office:value="0.00995878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874">
            <text:p>37.87</text:p>
          </table:table-cell>
          <table:table-cell table:number-columns-repeated="3"/>
          <table:table-cell table:formula="of:=INDIRECT(ADDRESS([.K9];6;4))" office:value-type="float" office:value="0.00459434">
            <text:p>0</text:p>
          </table:table-cell>
          <table:table-cell table:formula="of:=INDIRECT(ADDRESS([.L9];6;4))" office:value-type="float" office:value="0.00955912">
            <text:p>0.01</text:p>
          </table:table-cell>
          <table:table-cell table:formula="of:=INDIRECT(ADDRESS([.M9];6;4))" office:value-type="float" office:value="0.00946381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8644">
            <text:p>5.29</text:p>
          </table:table-cell>
          <table:table-cell table:number-columns-repeated="3"/>
          <table:table-cell table:formula="of:=INDIRECT(ADDRESS([.K10];6;4))" office:value-type="float" office:value="0.00528035">
            <text:p>0.01</text:p>
          </table:table-cell>
          <table:table-cell table:formula="of:=INDIRECT(ADDRESS([.L10];6;4))" office:value-type="float" office:value="0.00932414">
            <text:p>0.01</text:p>
          </table:table-cell>
          <table:table-cell table:formula="of:=INDIRECT(ADDRESS([.M10];6;4))" office:value-type="float" office:value="0.00865754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655">
            <text:p>5.29</text:p>
          </table:table-cell>
          <table:table-cell/>
          <table:table-cell table:formula="of:=INDIRECT(ADDRESS([.K11];6;4))" office:value-type="float" office:value="0.00466858">
            <text:p>0</text:p>
          </table:table-cell>
          <table:table-cell table:formula="of:=INDIRECT(ADDRESS([.L11];6;4))" office:value-type="float" office:value="0.00834153">
            <text:p>0.01</text:p>
          </table:table-cell>
          <table:table-cell table:formula="of:=INDIRECT(ADDRESS([.M11];6;4))" office:value-type="float" office:value="0.00826438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1283">
            <text:p>5.31</text:p>
          </table:table-cell>
          <table:table-cell/>
          <table:table-cell table:formula="of:=INDIRECT(ADDRESS([.K12];6;4))" office:value-type="float" office:value="0.00522347">
            <text:p>0.01</text:p>
          </table:table-cell>
          <table:table-cell table:formula="of:=INDIRECT(ADDRESS([.L12];6;4))" office:value-type="float" office:value="0.0333661">
            <text:p>0.03</text:p>
          </table:table-cell>
          <table:table-cell table:formula="of:=INDIRECT(ADDRESS([.M12];6;4))" office:value-type="float" office:value="0.0333479">
            <text:p>0.03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2825">
            <text:p>0.03</text:p>
          </table:table-cell>
          <table:table-cell/>
          <table:table-cell table:formula="of:=INDIRECT(ADDRESS([.K13];6;4))" office:value-type="float" office:value="0.00465634">
            <text:p>0</text:p>
          </table:table-cell>
          <table:table-cell table:formula="of:=INDIRECT(ADDRESS([.L13];6;4))" office:value-type="float" office:value="0.00840709">
            <text:p>0.01</text:p>
          </table:table-cell>
          <table:table-cell table:formula="of:=INDIRECT(ADDRESS([.M13];6;4))" office:value-type="float" office:value="0.0209676">
            <text:p>0.02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65">
            <text:p>5.29</text:p>
          </table:table-cell>
          <table:table-cell/>
          <table:table-cell table:formula="of:=INDIRECT(ADDRESS([.K14];6;4))" office:value-type="float" office:value="0.00469899">
            <text:p>0</text:p>
          </table:table-cell>
          <table:table-cell table:formula="of:=INDIRECT(ADDRESS([.L14];6;4))" office:value-type="float" office:value="0.00836799">
            <text:p>0.01</text:p>
          </table:table-cell>
          <table:table-cell table:formula="of:=INDIRECT(ADDRESS([.M14];6;4))" office:value-type="float" office:value="0.00829027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8654">
            <text:p>5.29</text:p>
          </table:table-cell>
          <table:table-cell/>
          <table:table-cell table:formula="of:=INDIRECT(ADDRESS([.K15];6;4))" office:value-type="float" office:value="0.00465911">
            <text:p>0</text:p>
          </table:table-cell>
          <table:table-cell table:formula="of:=INDIRECT(ADDRESS([.L15];6;4))" office:value-type="float" office:value="0.0104308">
            <text:p>0.01</text:p>
          </table:table-cell>
          <table:table-cell table:formula="of:=INDIRECT(ADDRESS([.M15];6;4))" office:value-type="float" office:value="0.0105135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7547">
            <text:p>3.48E-005</text:p>
          </table:table-cell>
          <table:table-cell/>
          <table:table-cell table:formula="of:=INDIRECT(ADDRESS([.K16];6;4))" office:value-type="float" office:value="0.0046208">
            <text:p>0</text:p>
          </table:table-cell>
          <table:table-cell table:formula="of:=INDIRECT(ADDRESS([.L16];6;4))" office:value-type="float" office:value="0.0100354">
            <text:p>0.01</text:p>
          </table:table-cell>
          <table:table-cell table:formula="of:=INDIRECT(ADDRESS([.M16];6;4))" office:value-type="float" office:value="0.0193465">
            <text:p>0.02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2"/>
          <table:table-cell table:formula="of:=INDIRECT(ADDRESS([.K17];6;4))" office:value-type="float" office:value="0.00467135">
            <text:p>0</text:p>
          </table:table-cell>
          <table:table-cell table:formula="of:=INDIRECT(ADDRESS([.L17];6;4))" office:value-type="float" office:value="0.00946118">
            <text:p>0.01</text:p>
          </table:table-cell>
          <table:table-cell table:formula="of:=INDIRECT(ADDRESS([.M17];6;4))" office:value-type="float" office:value="0.00952317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751">
            <text:p>5.29</text:p>
          </table:table-cell>
          <table:table-cell/>
          <table:table-cell table:formula="of:=INDIRECT(ADDRESS([.K18];6;4))" office:value-type="float" office:value="0.00459394">
            <text:p>0</text:p>
          </table:table-cell>
          <table:table-cell table:formula="of:=INDIRECT(ADDRESS([.L18];6;4))" office:value-type="float" office:value="0.0114746">
            <text:p>0.01</text:p>
          </table:table-cell>
          <table:table-cell table:formula="of:=INDIRECT(ADDRESS([.M18];6;4))" office:value-type="float" office:value="0.0115181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9215">
            <text:p>5.29</text:p>
          </table:table-cell>
          <table:table-cell/>
          <table:table-cell table:formula="of:=INDIRECT(ADDRESS([.K19];6;4))" office:value-type="float" office:value="0.00711445">
            <text:p>0.01</text:p>
          </table:table-cell>
          <table:table-cell table:formula="of:=INDIRECT(ADDRESS([.L19];6;4))" office:value-type="float" office:value="0.00840037">
            <text:p>0.01</text:p>
          </table:table-cell>
          <table:table-cell table:formula="of:=INDIRECT(ADDRESS([.M19];6;4))" office:value-type="float" office:value="0.0150521">
            <text:p>0.02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3738">
            <text:p>0</text:p>
          </table:table-cell>
          <table:table-cell/>
          <table:table-cell table:formula="of:=INDIRECT(ADDRESS([.K20];6;4))" office:value-type="float" office:value="0.00469702">
            <text:p>0</text:p>
          </table:table-cell>
          <table:table-cell table:formula="of:=INDIRECT(ADDRESS([.L20];6;4))" office:value-type="float" office:value="0.0101148">
            <text:p>0.01</text:p>
          </table:table-cell>
          <table:table-cell table:formula="of:=INDIRECT(ADDRESS([.M20];6;4))" office:value-type="float" office:value="0.0101596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9215">
            <text:p>5.29</text:p>
          </table:table-cell>
          <table:table-cell/>
          <table:table-cell table:formula="of:=INDIRECT(ADDRESS([.K21];6;4))" office:value-type="float" office:value="0.0064004">
            <text:p>0.01</text:p>
          </table:table-cell>
          <table:table-cell table:formula="of:=INDIRECT(ADDRESS([.L21];6;4))" office:value-type="float" office:value="0.00883836">
            <text:p>0.01</text:p>
          </table:table-cell>
          <table:table-cell table:formula="of:=INDIRECT(ADDRESS([.M21];6;4))" office:value-type="float" office:value="0.00865066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113">
            <text:p>5.3</text:p>
          </table:table-cell>
          <table:table-cell/>
          <table:table-cell table:formula="of:=INDIRECT(ADDRESS([.K22];6;4))" office:value-type="float" office:value="0.00460184">
            <text:p>0</text:p>
          </table:table-cell>
          <table:table-cell table:formula="of:=INDIRECT(ADDRESS([.L22];6;4))" office:value-type="float" office:value="0.00950225">
            <text:p>0.01</text:p>
          </table:table-cell>
          <table:table-cell table:formula="of:=INDIRECT(ADDRESS([.M22];6;4))" office:value-type="float" office:value="0.0146726">
            <text:p>0.01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97619">
            <text:p>0.01</text:p>
          </table:table-cell>
          <table:table-cell/>
          <table:table-cell table:formula="of:=INDIRECT(ADDRESS([.K23];6;4))" office:value-type="float" office:value="0.00604653">
            <text:p>0.01</text:p>
          </table:table-cell>
          <table:table-cell table:formula="of:=INDIRECT(ADDRESS([.L23];6;4))" office:value-type="float" office:value="0.0085852">
            <text:p>0.01</text:p>
          </table:table-cell>
          <table:table-cell table:formula="of:=INDIRECT(ADDRESS([.M23];6;4))" office:value-type="float" office:value="0.00785594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9104">
            <text:p>5.29</text:p>
          </table:table-cell>
          <table:table-cell/>
          <table:table-cell table:formula="of:=INDIRECT(ADDRESS([.K24];6;4))" office:value-type="float" office:value="0.00461092">
            <text:p>0</text:p>
          </table:table-cell>
          <table:table-cell table:formula="of:=INDIRECT(ADDRESS([.L24];6;4))" office:value-type="float" office:value="0.010052">
            <text:p>0.01</text:p>
          </table:table-cell>
          <table:table-cell table:formula="of:=INDIRECT(ADDRESS([.M24];6;4))" office:value-type="float" office:value="0.0109263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706">
            <text:p>5.31</text:p>
          </table:table-cell>
          <table:table-cell/>
          <table:table-cell table:style-name="ce7" table:formula="of:=SUM([.H2:.H24])" office:value-type="float" office:value="0.1187288">
            <text:p>0.11873</text:p>
          </table:table-cell>
          <table:table-cell table:style-name="ce7" table:formula="of:=SUM([.I2:.I24])" office:value-type="float" office:value="0.24377228">
            <text:p>0.24377</text:p>
          </table:table-cell>
          <table:table-cell table:style-name="ce7" table:formula="of:=SUM([.J2:.J24])" office:value-type="float" office:value="0.28823838">
            <text:p>0.28824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0248">
            <text:p>0.02</text:p>
          </table:table-cell>
          <table:table-cell/>
          <table:table-cell table:style-name="ce7" table:formula="of:=AVERAGE([.H2:.H24])" office:value-type="float" office:value="0.00516212173913043">
            <text:p>0.00516</text:p>
          </table:table-cell>
          <table:table-cell table:style-name="ce7" table:formula="of:=AVERAGE([.I2:.I24])" office:value-type="float" office:value="0.0105987947826087">
            <text:p>0.01060</text:p>
          </table:table-cell>
          <table:table-cell table:style-name="ce7" table:formula="of:=AVERAGE([.J2:.J24])" office:value-type="float" office:value="0.0125321034782609">
            <text:p>0.01253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1285">
            <text:p>5.3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1288">
            <text:p>5.31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9901">
            <text:p>3.20E-0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1621">
            <text:p>0.0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1222">
            <text:p>45.12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1284">
            <text:p>5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1291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499">
            <text:p>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074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1289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1291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13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002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0236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2004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923">
            <text:p>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1930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25">
            <text:p>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22">
            <text:p>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1975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3501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504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9901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77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7577">
            <text:p>34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35">
            <text:p>5.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3509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6376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6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3505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508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0407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3517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978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018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3978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5246">
            <text:p>5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7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3966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582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536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378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6381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2002">
            <text:p>3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754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9474">
            <text:p>43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6377">
            <text:p>5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385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8651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658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382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6385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395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6862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862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7723">
            <text:p>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10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7343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8197">
            <text:p>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372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8654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8657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7547">
            <text:p>3.4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53886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18.5577">
            <text:p>18.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8653">
            <text:p>5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8661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404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537845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8658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866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6711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8671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9133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96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9134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0282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78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1027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2171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33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043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4046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5446">
            <text:p>3.5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519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4052">
            <text:p>44.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4042">
            <text:p>5.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05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6292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4215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047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4049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2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06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4798">
            <text:p>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380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4802">
            <text:p>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5735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367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5088">
            <text:p>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6022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397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6294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6298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5699">
            <text:p>3.3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807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6.155">
            <text:p>56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6294">
            <text:p>5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6301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073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718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6298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6301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631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6776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06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6776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7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241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6899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894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587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075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078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4104">
            <text:p>3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798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3.1962">
            <text:p>53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8074">
            <text:p>5.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081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953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717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079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081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1419">
            <text:p>2.0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089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549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43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549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505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59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791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737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638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955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958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5952">
            <text:p>3.1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011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2.5994">
            <text:p>52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9954">
            <text:p>5.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961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1854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924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959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961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97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0498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803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0499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1432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241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0808">
            <text:p>5.5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1674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575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1856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186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1496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974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2.7012">
            <text:p>52.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51855">
            <text:p>5.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1907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751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438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186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1863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6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1916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2383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685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2384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218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41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2669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495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643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3754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757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9648">
            <text:p>3.4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33581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3.0638">
            <text:p>23.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53753">
            <text:p>5.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3761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8087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32601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3758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761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2002">
            <text:p>3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3773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4296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223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4296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7633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366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4655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799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3479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089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8303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213741">
            <text:p>2.14E-0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2096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1.1562">
            <text:p>31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58089">
            <text:p>5.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308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1296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888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304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8307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348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8814">
            <text:p>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563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815">
            <text:p>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9655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070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389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0486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967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1299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1303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87041">
            <text:p>3.8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738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0.6619">
            <text:p>50.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1298">
            <text:p>5.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1307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327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631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1304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1307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0407">
            <text:p>2.8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1318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1788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989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1788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2625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679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2128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2957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902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3273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3276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1749">
            <text:p>3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523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2204">
            <text:p>51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3272">
            <text:p>5.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328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5223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432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3277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3279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2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329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3756">
            <text:p>5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591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3756">
            <text:p>5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4799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3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3968">
            <text:p>5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502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5135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5225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5228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278">
            <text:p>3.2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861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6483">
            <text:p>34.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5224">
            <text:p>5.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5232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8109">
            <text:p>5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767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5229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5231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5241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5703">
            <text:p>5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20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5703">
            <text:p>5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6707">
            <text:p>5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3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5482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7417">
            <text:p>5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3465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8111">
            <text:p>5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8115">
            <text:p>5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1496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74998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7.1436">
            <text:p>57.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8111">
            <text:p>5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8119">
            <text:p>5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9859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406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8116">
            <text:p>5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8118">
            <text:p>5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2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8128">
            <text:p>5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8595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713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8596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9542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61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8756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9708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231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9861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9864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96205">
            <text:p>2.9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375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078">
            <text:p>49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9861">
            <text:p>5.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9868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1897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2932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9865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9867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9876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0335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39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0336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1483">
            <text:p>5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7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0546">
            <text:p>5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1698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18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1899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1902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9901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77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0093">
            <text:p>36.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1898">
            <text:p>5.7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1905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4673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67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1903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1905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6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1914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2626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1144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2627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3467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003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2574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408">
            <text:p>5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0521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4676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468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9395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491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3035">
            <text:p>51.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4675">
            <text:p>5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4684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6623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395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468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4683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4693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5163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970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5164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6175">
            <text:p>5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14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5391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6407">
            <text:p>5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59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6625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6628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4104">
            <text:p>3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945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5813">
            <text:p>43.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6624">
            <text:p>5.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6632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8917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856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6629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6631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664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728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40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7281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8165">
            <text:p>5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38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7686">
            <text:p>5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8551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506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892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8924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5193">
            <text:p>3.7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142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4211">
            <text:p>41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8919">
            <text:p>5.7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8927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1332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045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8924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8927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8937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9397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018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9398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0348">
            <text:p>5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5022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9383">
            <text:p>5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085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672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1334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1338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7294">
            <text:p>3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130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7.325">
            <text:p>47.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81333">
            <text:p>5.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1342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3445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023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1338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1342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0154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4">
            <text:p>22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1352">
            <text:p>5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1957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46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1958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2816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8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2368">
            <text:p>5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3154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8559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3447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345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9901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160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602">
            <text:p>49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83446">
            <text:p>5.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3454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5461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069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3451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3453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6711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3492">
            <text:p>5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3954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1092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3954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4959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4125">
            <text:p>5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5218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926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5463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5466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278">
            <text:p>3.2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793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9796">
            <text:p>35.9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85462">
            <text:p>5.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547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824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702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5467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5469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6">
            <text:p>22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5478">
            <text:p>5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5938">
            <text:p>5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5978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85938">
            <text:p>5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87066">
            <text:p>5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74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1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1H00M00S">
            <text:p>01:00:00 AM</text:p>
          </table:table-cell>
          <table:table-cell office:value-type="string">
            <text:p>FFP.</text:p>
          </table:table-cell>
          <table:table-cell table:number-columns-repeated="3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637709">
            <text:p>0.01</text:p>
          </table:table-cell>
          <table:table-cell table:formula="of:=INDIRECT(ADDRESS([.L2];6;4))" office:value-type="float" office:value="0.00831032">
            <text:p>0.01</text:p>
          </table:table-cell>
          <table:table-cell table:formula="of:=INDIRECT(ADDRESS([.M2];6;4))" office:value-type="float" office:value="0.00812518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110698">
            <text:p>0.01</text:p>
          </table:table-cell>
          <table:table-cell table:formula="of:=INDIRECT(ADDRESS([.L3];6;4))" office:value-type="float" office:value="0.00946315">
            <text:p>0.01</text:p>
          </table:table-cell>
          <table:table-cell table:formula="of:=INDIRECT(ADDRESS([.M3];6;4))" office:value-type="float" office:value="0.0127817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39">
            <text:p>239</text:p>
          </table:table-cell>
          <table:table-cell table:number-columns-repeated="3"/>
          <table:table-cell table:formula="of:=INDIRECT(ADDRESS([.K4];6;4))" office:value-type="float" office:value="0.00847738">
            <text:p>0.01</text:p>
          </table:table-cell>
          <table:table-cell table:formula="of:=INDIRECT(ADDRESS([.L4];6;4))" office:value-type="float" office:value="0.00900226">
            <text:p>0.01</text:p>
          </table:table-cell>
          <table:table-cell table:formula="of:=INDIRECT(ADDRESS([.M4];6;4))" office:value-type="float" office:value="0.00799882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6082">
            <text:p>6.76E+000</text:p>
          </table:table-cell>
          <table:table-cell/>
          <table:table-cell table:formula="of:=INDIRECT(ADDRESS([.K5];6;4))" office:value-type="float" office:value="0.00571675">
            <text:p>0.01</text:p>
          </table:table-cell>
          <table:table-cell table:formula="of:=INDIRECT(ADDRESS([.L5];6;4))" office:value-type="float" office:value="0.0141155">
            <text:p>0.01</text:p>
          </table:table-cell>
          <table:table-cell table:formula="of:=INDIRECT(ADDRESS([.M5];6;4))" office:value-type="float" office:value="0.0140172">
            <text:p>0.0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086">
            <text:p>6.76</text:p>
          </table:table-cell>
          <table:table-cell/>
          <table:table-cell table:formula="of:=INDIRECT(ADDRESS([.K6];6;4))" office:value-type="float" office:value="0.0057756">
            <text:p>0.01</text:p>
          </table:table-cell>
          <table:table-cell table:formula="of:=INDIRECT(ADDRESS([.L6];6;4))" office:value-type="float" office:value="0.00856585">
            <text:p>0.01</text:p>
          </table:table-cell>
          <table:table-cell table:formula="of:=INDIRECT(ADDRESS([.M6];6;4))" office:value-type="float" office:value="0.0149191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5699">
            <text:p>3.36E-005</text:p>
          </table:table-cell>
          <table:table-cell/>
          <table:table-cell table:formula="of:=INDIRECT(ADDRESS([.K7];6;4))" office:value-type="float" office:value="0.00572939">
            <text:p>0.01</text:p>
          </table:table-cell>
          <table:table-cell table:formula="of:=INDIRECT(ADDRESS([.L7];6;4))" office:value-type="float" office:value="0.00909705">
            <text:p>0.01</text:p>
          </table:table-cell>
          <table:table-cell table:formula="of:=INDIRECT(ADDRESS([.M7];6;4))" office:value-type="float" office:value="0.0147047">
            <text:p>0.0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4974">
            <text:p>0.02</text:p>
          </table:table-cell>
          <table:table-cell table:number-columns-repeated="3"/>
          <table:table-cell table:formula="of:=INDIRECT(ADDRESS([.K8];6;4))" office:value-type="float" office:value="0.00581075">
            <text:p>0.01</text:p>
          </table:table-cell>
          <table:table-cell table:formula="of:=INDIRECT(ADDRESS([.L8];6;4))" office:value-type="float" office:value="0.0107246">
            <text:p>0.01</text:p>
          </table:table-cell>
          <table:table-cell table:formula="of:=INDIRECT(ADDRESS([.M8];6;4))" office:value-type="float" office:value="0.0106326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2889">
            <text:p>51.29</text:p>
          </table:table-cell>
          <table:table-cell table:number-columns-repeated="3"/>
          <table:table-cell table:formula="of:=INDIRECT(ADDRESS([.K9];6;4))" office:value-type="float" office:value="0.00785496">
            <text:p>0.01</text:p>
          </table:table-cell>
          <table:table-cell table:formula="of:=INDIRECT(ADDRESS([.L9];6;4))" office:value-type="float" office:value="0.00946592">
            <text:p>0.01</text:p>
          </table:table-cell>
          <table:table-cell table:formula="of:=INDIRECT(ADDRESS([.M9];6;4))" office:value-type="float" office:value="0.0131157">
            <text:p>0.01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6082">
            <text:p>6.76</text:p>
          </table:table-cell>
          <table:table-cell table:number-columns-repeated="3"/>
          <table:table-cell table:formula="of:=INDIRECT(ADDRESS([.K10];6;4))" office:value-type="float" office:value="0.00575862">
            <text:p>0.01</text:p>
          </table:table-cell>
          <table:table-cell table:formula="of:=INDIRECT(ADDRESS([.L10];6;4))" office:value-type="float" office:value="0.0101156">
            <text:p>0.01</text:p>
          </table:table-cell>
          <table:table-cell table:formula="of:=INDIRECT(ADDRESS([.M10];6;4))" office:value-type="float" office:value="0.0100963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09">
            <text:p>6.76</text:p>
          </table:table-cell>
          <table:table-cell/>
          <table:table-cell table:formula="of:=INDIRECT(ADDRESS([.K11];6;4))" office:value-type="float" office:value="0.00573018">
            <text:p>0.01</text:p>
          </table:table-cell>
          <table:table-cell table:formula="of:=INDIRECT(ADDRESS([.L11];6;4))" office:value-type="float" office:value="0.0104075">
            <text:p>0.01</text:p>
          </table:table-cell>
          <table:table-cell table:formula="of:=INDIRECT(ADDRESS([.M11];6;4))" office:value-type="float" office:value="0.0103143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03">
            <text:p>6.78</text:p>
          </table:table-cell>
          <table:table-cell/>
          <table:table-cell table:formula="of:=INDIRECT(ADDRESS([.K12];6;4))" office:value-type="float" office:value="0.00932335">
            <text:p>0.01</text:p>
          </table:table-cell>
          <table:table-cell table:formula="of:=INDIRECT(ADDRESS([.L12];6;4))" office:value-type="float" office:value="0.0210278">
            <text:p>0.02</text:p>
          </table:table-cell>
          <table:table-cell table:formula="of:=INDIRECT(ADDRESS([.M12];6;4))" office:value-type="float" office:value="0.0164178">
            <text:p>0.02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4026">
            <text:p>0.02</text:p>
          </table:table-cell>
          <table:table-cell/>
          <table:table-cell table:formula="of:=INDIRECT(ADDRESS([.K13];6;4))" office:value-type="float" office:value="0.00572347">
            <text:p>0.01</text:p>
          </table:table-cell>
          <table:table-cell table:formula="of:=INDIRECT(ADDRESS([.L13];6;4))" office:value-type="float" office:value="0.035451">
            <text:p>0.04</text:p>
          </table:table-cell>
          <table:table-cell table:formula="of:=INDIRECT(ADDRESS([.M13];6;4))" office:value-type="float" office:value="0.0364311">
            <text:p>0.04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6086">
            <text:p>6.76E+000</text:p>
          </table:table-cell>
          <table:table-cell/>
          <table:table-cell table:formula="of:=INDIRECT(ADDRESS([.K14];6;4))" office:value-type="float" office:value="0.00571794">
            <text:p>0.01</text:p>
          </table:table-cell>
          <table:table-cell table:formula="of:=INDIRECT(ADDRESS([.L14];6;4))" office:value-type="float" office:value="0.0103154">
            <text:p>0.01</text:p>
          </table:table-cell>
          <table:table-cell table:formula="of:=INDIRECT(ADDRESS([.M14];6;4))" office:value-type="float" office:value="0.0102847">
            <text:p>0.01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089">
            <text:p>6.76</text:p>
          </table:table-cell>
          <table:table-cell/>
          <table:table-cell table:formula="of:=INDIRECT(ADDRESS([.K15];6;4))" office:value-type="float" office:value="0.00574085">
            <text:p>0.01</text:p>
          </table:table-cell>
          <table:table-cell table:formula="of:=INDIRECT(ADDRESS([.L15];6;4))" office:value-type="float" office:value="0.0102913">
            <text:p>0.01</text:p>
          </table:table-cell>
          <table:table-cell table:formula="of:=INDIRECT(ADDRESS([.M15];6;4))" office:value-type="float" office:value="0.0106247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/>
          <table:table-cell table:formula="of:=INDIRECT(ADDRESS([.K16];6;4))" office:value-type="float" office:value="0.00571517">
            <text:p>0.01</text:p>
          </table:table-cell>
          <table:table-cell table:formula="of:=INDIRECT(ADDRESS([.L16];6;4))" office:value-type="float" office:value="0.0114722">
            <text:p>0.01</text:p>
          </table:table-cell>
          <table:table-cell table:formula="of:=INDIRECT(ADDRESS([.M16];6;4))" office:value-type="float" office:value="0.0166756">
            <text:p>0.02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39">
            <text:p>239</text:p>
          </table:table-cell>
          <table:table-cell table:number-columns-repeated="2"/>
          <table:table-cell table:formula="of:=INDIRECT(ADDRESS([.K17];6;4))" office:value-type="float" office:value="0.00577481">
            <text:p>0.01</text:p>
          </table:table-cell>
          <table:table-cell table:formula="of:=INDIRECT(ADDRESS([.L17];6;4))" office:value-type="float" office:value="0.0115824">
            <text:p>0.01</text:p>
          </table:table-cell>
          <table:table-cell table:formula="of:=INDIRECT(ADDRESS([.M17];6;4))" office:value-type="float" office:value="0.0116264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099">
            <text:p>6.76</text:p>
          </table:table-cell>
          <table:table-cell/>
          <table:table-cell table:formula="of:=INDIRECT(ADDRESS([.K18];6;4))" office:value-type="float" office:value="0.00770804">
            <text:p>0.01</text:p>
          </table:table-cell>
          <table:table-cell table:formula="of:=INDIRECT(ADDRESS([.L18];6;4))" office:value-type="float" office:value="0.0173256">
            <text:p>0.02</text:p>
          </table:table-cell>
          <table:table-cell table:formula="of:=INDIRECT(ADDRESS([.M18];6;4))" office:value-type="float" office:value="0.0104164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6737">
            <text:p>6.77</text:p>
          </table:table-cell>
          <table:table-cell/>
          <table:table-cell table:formula="of:=INDIRECT(ADDRESS([.K19];6;4))" office:value-type="float" office:value="0.00815985">
            <text:p>0.01</text:p>
          </table:table-cell>
          <table:table-cell table:formula="of:=INDIRECT(ADDRESS([.L19];6;4))" office:value-type="float" office:value="0.00868789">
            <text:p>0.01</text:p>
          </table:table-cell>
          <table:table-cell table:formula="of:=INDIRECT(ADDRESS([.M19];6;4))" office:value-type="float" office:value="0.00851962">
            <text:p>0.01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37709">
            <text:p>0.01</text:p>
          </table:table-cell>
          <table:table-cell/>
          <table:table-cell table:formula="of:=INDIRECT(ADDRESS([.K20];6;4))" office:value-type="float" office:value="0.00571912">
            <text:p>0.01</text:p>
          </table:table-cell>
          <table:table-cell table:formula="of:=INDIRECT(ADDRESS([.L20];6;4))" office:value-type="float" office:value="0.0125034">
            <text:p>0.01</text:p>
          </table:table-cell>
          <table:table-cell table:formula="of:=INDIRECT(ADDRESS([.M20];6;4))" office:value-type="float" office:value="0.0138747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737">
            <text:p>6.77</text:p>
          </table:table-cell>
          <table:table-cell/>
          <table:table-cell table:formula="of:=INDIRECT(ADDRESS([.K21];6;4))" office:value-type="float" office:value="0.00621003">
            <text:p>0.01</text:p>
          </table:table-cell>
          <table:table-cell table:formula="of:=INDIRECT(ADDRESS([.L21];6;4))" office:value-type="float" office:value="0.00868236">
            <text:p>0.01</text:p>
          </table:table-cell>
          <table:table-cell table:formula="of:=INDIRECT(ADDRESS([.M21];6;4))" office:value-type="float" office:value="0.0087688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568">
            <text:p>6.78</text:p>
          </table:table-cell>
          <table:table-cell/>
          <table:table-cell table:formula="of:=INDIRECT(ADDRESS([.K22];6;4))" office:value-type="float" office:value="0.00571833">
            <text:p>0.01</text:p>
          </table:table-cell>
          <table:table-cell table:formula="of:=INDIRECT(ADDRESS([.L22];6;4))" office:value-type="float" office:value="0.0118257">
            <text:p>0.01</text:p>
          </table:table-cell>
          <table:table-cell table:formula="of:=INDIRECT(ADDRESS([.M22];6;4))" office:value-type="float" office:value="0.0167671">
            <text:p>0.02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1032">
            <text:p>0.01</text:p>
          </table:table-cell>
          <table:table-cell/>
          <table:table-cell table:formula="of:=INDIRECT(ADDRESS([.K23];6;4))" office:value-type="float" office:value="0.00577402">
            <text:p>0.01</text:p>
          </table:table-cell>
          <table:table-cell table:formula="of:=INDIRECT(ADDRESS([.L23];6;4))" office:value-type="float" office:value="0.00876846">
            <text:p>0.01</text:p>
          </table:table-cell>
          <table:table-cell table:formula="of:=INDIRECT(ADDRESS([.M23];6;4))" office:value-type="float" office:value="0.0085959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6995">
            <text:p>6.77</text:p>
          </table:table-cell>
          <table:table-cell/>
          <table:table-cell table:formula="of:=INDIRECT(ADDRESS([.K24];6;4))" office:value-type="float" office:value="0.00573453">
            <text:p>0.01</text:p>
          </table:table-cell>
          <table:table-cell table:formula="of:=INDIRECT(ADDRESS([.L24];6;4))" office:value-type="float" office:value="0.0127637">
            <text:p>0.01</text:p>
          </table:table-cell>
          <table:table-cell table:formula="of:=INDIRECT(ADDRESS([.M24];6;4))" office:value-type="float" office:value="0.0177241">
            <text:p>0.02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7807">
            <text:p>6.78</text:p>
          </table:table-cell>
          <table:table-cell/>
          <table:table-cell table:style-name="ce7" table:formula="of:=SUM([.H2:.H24])" office:value-type="float" office:value="0.15132003">
            <text:p>0.15132</text:p>
          </table:table-cell>
          <table:table-cell table:style-name="ce7" table:formula="of:=SUM([.I2:.I24])" office:value-type="float" office:value="0.27996496">
            <text:p>0.27996</text:p>
          </table:table-cell>
          <table:table-cell table:style-name="ce7" table:formula="of:=SUM([.J2:.J24])" office:value-type="float" office:value="0.30343252">
            <text:p>0.30343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2518">
            <text:p>0.01</text:p>
          </table:table-cell>
          <table:table-cell/>
          <table:table-cell table:style-name="ce7" table:formula="of:=AVERAGE([.H2:.H24])" office:value-type="float" office:value="0.00657913173913043">
            <text:p>0.00658</text:p>
          </table:table-cell>
          <table:table-cell table:style-name="ce7" table:formula="of:=AVERAGE([.I2:.I24])" office:value-type="float" office:value="0.0121723895652174">
            <text:p>0.01217</text:p>
          </table:table-cell>
          <table:table-cell table:style-name="ce7" table:formula="of:=AVERAGE([.J2:.J24])" office:value-type="float" office:value="0.0131927182608696">
            <text:p>0.01319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0">
            <text:p>2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8032">
            <text:p>6.78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035">
            <text:p>6.78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2002">
            <text:p>3.12E-0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203">
            <text:p>0.03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243">
            <text:p>34.24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78031">
            <text:p>6.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039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951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18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78036">
            <text:p>6.7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8038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0">
            <text:p>24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8047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79154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069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9155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102">
            <text:p>6.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631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79256">
            <text:p>6.7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534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81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1">
            <text:p>2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0953">
            <text:p>6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95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5952">
            <text:p>3.1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780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8964">
            <text:p>43.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0952">
            <text:p>6.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096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3228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687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0956">
            <text:p>6.8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0959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015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1">
            <text:p>24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0968">
            <text:p>6.8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1816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77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1818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719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022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2189">
            <text:p>6.8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2989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988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2">
            <text:p>2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3231">
            <text:p>6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3234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0154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69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1012">
            <text:p>36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323">
            <text:p>6.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3237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5998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609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3234">
            <text:p>6.8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3237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2">
            <text:p>24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3261">
            <text:p>6.8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3832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16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3833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5244">
            <text:p>6.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115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4228">
            <text:p>6.8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563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017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3">
            <text:p>2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6001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004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2002">
            <text:p>3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128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4442">
            <text:p>41.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6">
            <text:p>6.8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6008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8411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033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6004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007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6711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3">
            <text:p>24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6016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6594">
            <text:p>6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75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6594">
            <text:p>6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451">
            <text:p>6.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65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6448">
            <text:p>6.8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794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919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4">
            <text:p>2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8414">
            <text:p>6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8417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1496">
            <text:p>3.5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668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1419">
            <text:p>36.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88413">
            <text:p>6.8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421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178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567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88418">
            <text:p>6.8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842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4">
            <text:p>24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843">
            <text:p>6.8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003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293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004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89913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970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89088">
            <text:p>6.8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0558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70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5">
            <text:p>24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118">
            <text:p>6.9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185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34434">
            <text:p>4.3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622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4915">
            <text:p>48.4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118">
            <text:p>6.9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191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24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491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1185">
            <text:p>6.9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19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85776">
            <text:p>4.8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5">
            <text:p>24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204">
            <text:p>6.9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1785">
            <text:p>6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10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786">
            <text:p>6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2858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2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1994">
            <text:p>6.9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057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32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6">
            <text:p>2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3242">
            <text:p>6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246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5952">
            <text:p>3.1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371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2464">
            <text:p>35.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3242">
            <text:p>6.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3249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076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2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3246">
            <text:p>6.9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3248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6">
            <text:p>24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3258">
            <text:p>6.9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043">
            <text:p>6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8549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046">
            <text:p>6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4992">
            <text:p>6.9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4659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4233">
            <text:p>6.9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5545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115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7">
            <text:p>24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6082">
            <text:p>6.9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085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59395">
            <text:p>3.5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3236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3.1289">
            <text:p>23.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6.96079">
            <text:p>6.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6089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401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31184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6.96086">
            <text:p>6.9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089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7">
            <text:p>24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6099">
            <text:p>6.9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6675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586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6675">
            <text:p>6.9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7687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115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6.98043">
            <text:p>6.9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6.99053">
            <text:p>6.9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096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0403">
            <text:p>7.0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407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9901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3295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7838">
            <text:p>44.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0403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041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2634">
            <text:p>7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24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0407">
            <text:p>7.0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41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8">
            <text:p>24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042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0993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301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0994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2035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07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1311">
            <text:p>7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2343">
            <text:p>7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14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2636">
            <text:p>7.0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264">
            <text:p>7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31749">
            <text:p>3.3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07005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4.5697">
            <text:p>24.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2635">
            <text:p>7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2643">
            <text:p>7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704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06085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264">
            <text:p>7.0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2642">
            <text:p>7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49">
            <text:p>24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2651">
            <text:p>7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3584">
            <text:p>7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3233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3587">
            <text:p>7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569">
            <text:p>7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027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4729">
            <text:p>7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371">
            <text:p>7.0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4178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6706">
            <text:p>7.0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727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206159">
            <text:p>2.06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87462">
            <text:p>0.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0.5144">
            <text:p>20.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06706">
            <text:p>7.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6731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579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484757">
            <text:p>0.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06728">
            <text:p>7.0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673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0">
            <text:p>25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7054">
            <text:p>7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07626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234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7626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172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5451">
            <text:p>0.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0774">
            <text:p>7.0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383">
            <text:p>7.1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64311">
            <text:p>0.0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1581">
            <text:p>7.1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584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8053">
            <text:p>3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1928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2551">
            <text:p>34.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158">
            <text:p>7.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588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498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101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1585">
            <text:p>7.1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1587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1">
            <text:p>2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1596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2168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179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2168">
            <text:p>7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32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31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2837">
            <text:p>7.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3866">
            <text:p>7.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8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2">
            <text:p>25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45">
            <text:p>7.1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503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9901">
            <text:p>3.2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874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0.3156">
            <text:p>50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4499">
            <text:p>7.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508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486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8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4504">
            <text:p>7.1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4507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6458">
            <text:p>2.7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2">
            <text:p>25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4533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5107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40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5107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136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29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5266">
            <text:p>7.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329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62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488">
            <text:p>7.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509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210503">
            <text:p>2.11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869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6389">
            <text:p>34.6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6487">
            <text:p>7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513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372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5948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651">
            <text:p>7.1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6512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2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3">
            <text:p>25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6522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7093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15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7094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8241">
            <text:p>7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472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7147">
            <text:p>7.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8815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6756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9375">
            <text:p>7.1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378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8053">
            <text:p>3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845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7764">
            <text:p>45.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19374">
            <text:p>7.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9381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1557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752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19378">
            <text:p>7.1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381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4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4">
            <text:p>25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939">
            <text:p>7.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19968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748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19968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1126">
            <text:p>7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58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0188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1351">
            <text:p>7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626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1559">
            <text:p>7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1563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87041">
            <text:p>3.8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058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2685">
            <text:p>33.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1558">
            <text:p>7.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1567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4556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890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1564">
            <text:p>7.2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1566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6711">
            <text:p>2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1577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2347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7080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2349">
            <text:p>7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4081">
            <text:p>7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325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3288">
            <text:p>7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433">
            <text:p>7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16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4565">
            <text:p>7.2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4568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2002">
            <text:p>3.12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3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1035">
            <text:p>43.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4564">
            <text:p>7.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4572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6883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110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4569">
            <text:p>7.2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4571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6">
            <text:p>25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458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5396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59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5397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6266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878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5731">
            <text:p>7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6583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196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6885">
            <text:p>7.2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6888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4104">
            <text:p>3.0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4776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0.8537">
            <text:p>40.8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6884">
            <text:p>7.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6892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9331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390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6889">
            <text:p>7.2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6891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015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6901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7473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191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7473">
            <text:p>7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8724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503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7648">
            <text:p>7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9035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387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9333">
            <text:p>7.2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9336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15952">
            <text:p>3.1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842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3.7772">
            <text:p>43.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29332">
            <text:p>7.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9339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1615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754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29336">
            <text:p>7.2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9339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9318">
            <text:p>2.0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8">
            <text:p>2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9348">
            <text:p>7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29969">
            <text:p>7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100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2997">
            <text:p>7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0838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6823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0359">
            <text:p>7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1236">
            <text:p>7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68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1617">
            <text:p>7.3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162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8053">
            <text:p>3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96213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7595">
            <text:p>33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31616">
            <text:p>7.3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1624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4576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524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1621">
            <text:p>7.3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1623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59">
            <text:p>25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1634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2206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18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2206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3389">
            <text:p>7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825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232">
            <text:p>7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3996">
            <text:p>7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7671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4579">
            <text:p>7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4584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46282">
            <text:p>4.46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442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4348">
            <text:p>51.4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34578">
            <text:p>7.3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4591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6521">
            <text:p>7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305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4584">
            <text:p>7.3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459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556865">
            <text:p>5.5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0">
            <text:p>26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4605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5182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740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5183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606">
            <text:p>7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684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5439">
            <text:p>7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6299">
            <text:p>7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959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6523">
            <text:p>7.3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6526">
            <text:p>7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8053">
            <text:p>3.0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7765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7506">
            <text:p>34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36523">
            <text:p>7.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653">
            <text:p>7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9399">
            <text:p>7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692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6527">
            <text:p>7.3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6529">
            <text:p>7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05369">
            <text:p>2.0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1">
            <text:p>26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6538">
            <text:p>7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7112">
            <text:p>7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7345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7112">
            <text:p>7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8388">
            <text:p>7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763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713">
            <text:p>7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8902">
            <text:p>7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77241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9401">
            <text:p>7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9404">
            <text:p>7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0154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3232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7965">
            <text:p>44.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7.394">
            <text:p>7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9408">
            <text:p>7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1631">
            <text:p>7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234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7.39405">
            <text:p>7.3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39407">
            <text:p>7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4863">
            <text:p>2.4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62">
            <text:p>26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39417">
            <text:p>7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0004">
            <text:p>7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755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7.40005">
            <text:p>7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7.41268">
            <text:p>7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636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  <table:table table:name="case0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Test</text:p>
          </table:table-cell>
          <table:table-cell office:value-type="string">
            <text:p>case</text:p>
          </table:table-cell>
          <table:table-cell table:style-name="ce5" office:value-type="time" office:time-value="PT00H00M00S">
            <text:p>12:00:00 AM</text:p>
          </table:table-cell>
          <table:table-cell office:value-type="string">
            <text:p>No</text:p>
          </table:table-cell>
          <table:table-cell office:value-type="string">
            <text:p>state.</text:p>
          </table:table-cell>
          <table:table-cell table:number-columns-repeated="2"/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  <table:table-cell office:value-type="string">
            <text:p>cull</text:p>
          </table:table-cell>
          <table:table-cell office:value-type="string">
            <text:p>draw</text:p>
          </table:table-cell>
          <table:table-cell office:value-type="string">
            <text:p>gpu</text:p>
          </table:table-cell>
        </table:table-row>
        <table:table-row table:style-name="ro1">
          <table:table-cell table:number-columns-repeated="7"/>
          <table:table-cell table:formula="of:=INDIRECT(ADDRESS([.K2];6;4))" office:value-type="float" office:value="0.00716539">
            <text:p>0.01</text:p>
          </table:table-cell>
          <table:table-cell table:formula="of:=INDIRECT(ADDRESS([.L2];6;4))" office:value-type="float" office:value="0.00886482">
            <text:p>0.01</text:p>
          </table:table-cell>
          <table:table-cell table:formula="of:=INDIRECT(ADDRESS([.M2];6;4))" office:value-type="float" office:value="0.0064527">
            <text:p>0.0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report:</text:p>
          </table:table-cell>
          <table:table-cell table:number-columns-repeated="5"/>
          <table:table-cell table:formula="of:=INDIRECT(ADDRESS([.K3];6;4))" office:value-type="float" office:value="0.00467609">
            <text:p>0</text:p>
          </table:table-cell>
          <table:table-cell table:formula="of:=INDIRECT(ADDRESS([.L3];6;4))" office:value-type="float" office:value="0.00846633">
            <text:p>0.01</text:p>
          </table:table-cell>
          <table:table-cell table:formula="of:=INDIRECT(ADDRESS([.M3];6;4))" office:value-type="float" office:value="0.00831757">
            <text:p>0.01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0">
            <text:p>200</text:p>
          </table:table-cell>
          <table:table-cell table:number-columns-repeated="3"/>
          <table:table-cell table:formula="of:=INDIRECT(ADDRESS([.K4];6;4))" office:value-type="float" office:value="0.00586565">
            <text:p>0.01</text:p>
          </table:table-cell>
          <table:table-cell table:formula="of:=INDIRECT(ADDRESS([.L4];6;4))" office:value-type="float" office:value="0.00824437">
            <text:p>0.01</text:p>
          </table:table-cell>
          <table:table-cell table:formula="of:=INDIRECT(ADDRESS([.M4];6;4))" office:value-type="float" office:value="0.00814538">
            <text:p>0.01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17986">
            <text:p>5.18E+000</text:p>
          </table:table-cell>
          <table:table-cell/>
          <table:table-cell table:formula="of:=INDIRECT(ADDRESS([.K5];6;4))" office:value-type="float" office:value="0.00469584">
            <text:p>0</text:p>
          </table:table-cell>
          <table:table-cell table:formula="of:=INDIRECT(ADDRESS([.L5];6;4))" office:value-type="float" office:value="0.00829887">
            <text:p>0.01</text:p>
          </table:table-cell>
          <table:table-cell table:formula="of:=INDIRECT(ADDRESS([.M5];6;4))" office:value-type="float" office:value="0.0163844">
            <text:p>0.0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799">
            <text:p>5.18</text:p>
          </table:table-cell>
          <table:table-cell/>
          <table:table-cell table:formula="of:=INDIRECT(ADDRESS([.K6];6;4))" office:value-type="float" office:value="0.00553232">
            <text:p>0.01</text:p>
          </table:table-cell>
          <table:table-cell table:formula="of:=INDIRECT(ADDRESS([.L6];6;4))" office:value-type="float" office:value="0.00994893">
            <text:p>0.01</text:p>
          </table:table-cell>
          <table:table-cell table:formula="of:=INDIRECT(ADDRESS([.M6];6;4))" office:value-type="float" office:value="0.00990947">
            <text:p>0.01</text:p>
          </table:table-cell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47547">
            <text:p>3.48E-005</text:p>
          </table:table-cell>
          <table:table-cell/>
          <table:table-cell table:formula="of:=INDIRECT(ADDRESS([.K7];6;4))" office:value-type="float" office:value="0.00468478">
            <text:p>0</text:p>
          </table:table-cell>
          <table:table-cell table:formula="of:=INDIRECT(ADDRESS([.L7];6;4))" office:value-type="float" office:value="0.0151689">
            <text:p>0.02</text:p>
          </table:table-cell>
          <table:table-cell table:formula="of:=INDIRECT(ADDRESS([.M7];6;4))" office:value-type="float" office:value="0.025106">
            <text:p>0.03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1467">
            <text:p>0.02</text:p>
          </table:table-cell>
          <table:table-cell table:number-columns-repeated="3"/>
          <table:table-cell table:formula="of:=INDIRECT(ADDRESS([.K8];6;4))" office:value-type="float" office:value="0.00633997">
            <text:p>0.01</text:p>
          </table:table-cell>
          <table:table-cell table:formula="of:=INDIRECT(ADDRESS([.L8];6;4))" office:value-type="float" office:value="0.011208">
            <text:p>0.01</text:p>
          </table:table-cell>
          <table:table-cell table:formula="of:=INDIRECT(ADDRESS([.M8];6;4))" office:value-type="float" office:value="0.0099144">
            <text:p>0.0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7.2888">
            <text:p>47.29</text:p>
          </table:table-cell>
          <table:table-cell table:number-columns-repeated="3"/>
          <table:table-cell table:formula="of:=INDIRECT(ADDRESS([.K9];6;4))" office:value-type="float" office:value="0.00464805">
            <text:p>0</text:p>
          </table:table-cell>
          <table:table-cell table:formula="of:=INDIRECT(ADDRESS([.L9];6;4))" office:value-type="float" office:value="0.0161787">
            <text:p>0.02</text:p>
          </table:table-cell>
          <table:table-cell table:formula="of:=INDIRECT(ADDRESS([.M9];6;4))" office:value-type="float" office:value="0.0161889">
            <text:p>0.02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17986">
            <text:p>5.18</text:p>
          </table:table-cell>
          <table:table-cell table:number-columns-repeated="3"/>
          <table:table-cell table:formula="of:=INDIRECT(ADDRESS([.K10];6;4))" office:value-type="float" office:value="0.00473691">
            <text:p>0</text:p>
          </table:table-cell>
          <table:table-cell table:formula="of:=INDIRECT(ADDRESS([.L10];6;4))" office:value-type="float" office:value="0.0107376">
            <text:p>0.01</text:p>
          </table:table-cell>
          <table:table-cell table:formula="of:=INDIRECT(ADDRESS([.M10];6;4))" office:value-type="float" office:value="0.00615754">
            <text:p>0.01</text:p>
          </table:table-cell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7993">
            <text:p>5.18</text:p>
          </table:table-cell>
          <table:table-cell/>
          <table:table-cell table:formula="of:=INDIRECT(ADDRESS([.K11];6;4))" office:value-type="float" office:value="0.00680639">
            <text:p>0.01</text:p>
          </table:table-cell>
          <table:table-cell table:formula="of:=INDIRECT(ADDRESS([.L11];6;4))" office:value-type="float" office:value="0.00829176">
            <text:p>0.01</text:p>
          </table:table-cell>
          <table:table-cell table:formula="of:=INDIRECT(ADDRESS([.M11];6;4))" office:value-type="float" office:value="0.00814221">
            <text:p>0.0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0092">
            <text:p>5.2</text:p>
          </table:table-cell>
          <table:table-cell/>
          <table:table-cell table:formula="of:=INDIRECT(ADDRESS([.K12];6;4))" office:value-type="float" office:value="0.00472506">
            <text:p>0</text:p>
          </table:table-cell>
          <table:table-cell table:formula="of:=INDIRECT(ADDRESS([.L12];6;4))" office:value-type="float" office:value="0.01124">
            <text:p>0.01</text:p>
          </table:table-cell>
          <table:table-cell table:formula="of:=INDIRECT(ADDRESS([.M12];6;4))" office:value-type="float" office:value="0.00629142">
            <text:p>0.01</text:p>
          </table:table-cell>
          <table:table-cell office:value-type="float" office:value="260">
            <text:p>260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993">
            <text:p>0.02</text:p>
          </table:table-cell>
          <table:table-cell/>
          <table:table-cell table:formula="of:=INDIRECT(ADDRESS([.K13];6;4))" office:value-type="float" office:value="0.00465437">
            <text:p>0</text:p>
          </table:table-cell>
          <table:table-cell table:formula="of:=INDIRECT(ADDRESS([.L13];6;4))" office:value-type="float" office:value="0.00812865">
            <text:p>0.01</text:p>
          </table:table-cell>
          <table:table-cell table:formula="of:=INDIRECT(ADDRESS([.M13];6;4))" office:value-type="float" office:value="0.00798784">
            <text:p>0.01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1799">
            <text:p>5.18E+000</text:p>
          </table:table-cell>
          <table:table-cell/>
          <table:table-cell table:formula="of:=INDIRECT(ADDRESS([.K14];6;4))" office:value-type="float" office:value="0.00504338">
            <text:p>0.01</text:p>
          </table:table-cell>
          <table:table-cell table:formula="of:=INDIRECT(ADDRESS([.L14];6;4))" office:value-type="float" office:value="0.0140354">
            <text:p>0.01</text:p>
          </table:table-cell>
          <table:table-cell table:formula="of:=INDIRECT(ADDRESS([.M14];6;4))" office:value-type="float" office:value="0.0210614">
            <text:p>0.02</text:p>
          </table:table-cell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7993">
            <text:p>5.18</text:p>
          </table:table-cell>
          <table:table-cell/>
          <table:table-cell table:formula="of:=INDIRECT(ADDRESS([.K15];6;4))" office:value-type="float" office:value="0.00475231">
            <text:p>0</text:p>
          </table:table-cell>
          <table:table-cell table:formula="of:=INDIRECT(ADDRESS([.L15];6;4))" office:value-type="float" office:value="0.0122613">
            <text:p>0.01</text:p>
          </table:table-cell>
          <table:table-cell table:formula="of:=INDIRECT(ADDRESS([.M15];6;4))" office:value-type="float" office:value="0.0122653">
            <text:p>0.01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7217">
            <text:p>2.17E-005</text:p>
          </table:table-cell>
          <table:table-cell/>
          <table:table-cell table:formula="of:=INDIRECT(ADDRESS([.K16];6;4))" office:value-type="float" office:value="0.00651651">
            <text:p>0.01</text:p>
          </table:table-cell>
          <table:table-cell table:formula="of:=INDIRECT(ADDRESS([.L16];6;4))" office:value-type="float" office:value="0.00903543">
            <text:p>0.01</text:p>
          </table:table-cell>
          <table:table-cell table:formula="of:=INDIRECT(ADDRESS([.M16];6;4))" office:value-type="float" office:value="0.0124576">
            <text:p>0.01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INDIRECT(ADDRESS([.K17];6;4))" office:value-type="float" office:value="0.00475231">
            <text:p>0</text:p>
          </table:table-cell>
          <table:table-cell table:formula="of:=INDIRECT(ADDRESS([.L17];6;4))" office:value-type="float" office:value="0.00986244">
            <text:p>0.01</text:p>
          </table:table-cell>
          <table:table-cell table:formula="of:=INDIRECT(ADDRESS([.M17];6;4))" office:value-type="float" office:value="0.00987616">
            <text:p>0.01</text:p>
          </table:table-cell>
          <table:table-cell office:value-type="float" office:value="380">
            <text:p>38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8002">
            <text:p>5.18</text:p>
          </table:table-cell>
          <table:table-cell/>
          <table:table-cell table:formula="of:=INDIRECT(ADDRESS([.K18];6;4))" office:value-type="float" office:value="0.00681785">
            <text:p>0.01</text:p>
          </table:table-cell>
          <table:table-cell table:formula="of:=INDIRECT(ADDRESS([.L18];6;4))" office:value-type="float" office:value="0.00841617">
            <text:p>0.01</text:p>
          </table:table-cell>
          <table:table-cell table:formula="of:=INDIRECT(ADDRESS([.M18];6;4))" office:value-type="float" office:value="0.00816147">
            <text:p>0.01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8718">
            <text:p>5.19</text:p>
          </table:table-cell>
          <table:table-cell/>
          <table:table-cell table:formula="of:=INDIRECT(ADDRESS([.K19];6;4))" office:value-type="float" office:value="0.00624163">
            <text:p>0.01</text:p>
          </table:table-cell>
          <table:table-cell table:formula="of:=INDIRECT(ADDRESS([.L19];6;4))" office:value-type="float" office:value="0.00844184">
            <text:p>0.01</text:p>
          </table:table-cell>
          <table:table-cell table:formula="of:=INDIRECT(ADDRESS([.M19];6;4))" office:value-type="float" office:value="0.0155665">
            <text:p>0.02</text:p>
          </table:table-cell>
          <table:table-cell office:value-type="float" office:value="428">
            <text:p>428</text:p>
          </table:table-cell>
          <table:table-cell office:value-type="float" office:value="431">
            <text:p>43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16539">
            <text:p>0.01</text:p>
          </table:table-cell>
          <table:table-cell/>
          <table:table-cell table:formula="of:=INDIRECT(ADDRESS([.K20];6;4))" office:value-type="float" office:value="0.00606865">
            <text:p>0.01</text:p>
          </table:table-cell>
          <table:table-cell table:formula="of:=INDIRECT(ADDRESS([.L20];6;4))" office:value-type="float" office:value="0.00873725">
            <text:p>0.01</text:p>
          </table:table-cell>
          <table:table-cell table:formula="of:=INDIRECT(ADDRESS([.M20];6;4))" office:value-type="float" office:value="0.0065087">
            <text:p>0.01</text:p>
          </table:table-cell>
          <table:table-cell office:value-type="float" office:value="452">
            <text:p>452</text:p>
          </table:table-cell>
          <table:table-cell office:value-type="float" office:value="455">
            <text:p>455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872">
            <text:p>5.19</text:p>
          </table:table-cell>
          <table:table-cell/>
          <table:table-cell table:formula="of:=INDIRECT(ADDRESS([.K21];6;4))" office:value-type="float" office:value="0.00651888">
            <text:p>0.01</text:p>
          </table:table-cell>
          <table:table-cell table:formula="of:=INDIRECT(ADDRESS([.L21];6;4))" office:value-type="float" office:value="0.00830243">
            <text:p>0.01</text:p>
          </table:table-cell>
          <table:table-cell table:formula="of:=INDIRECT(ADDRESS([.M21];6;4))" office:value-type="float" office:value="0.00811158">
            <text:p>0.01</text:p>
          </table:table-cell>
          <table:table-cell office:value-type="float" office:value="476">
            <text:p>476</text:p>
          </table:table-cell>
          <table:table-cell office:value-type="float" office:value="479">
            <text:p>479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9607">
            <text:p>5.2</text:p>
          </table:table-cell>
          <table:table-cell/>
          <table:table-cell table:formula="of:=INDIRECT(ADDRESS([.K22];6;4))" office:value-type="float" office:value="0.0048309">
            <text:p>0</text:p>
          </table:table-cell>
          <table:table-cell table:formula="of:=INDIRECT(ADDRESS([.L22];6;4))" office:value-type="float" office:value="0.010725">
            <text:p>0.01</text:p>
          </table:table-cell>
          <table:table-cell table:formula="of:=INDIRECT(ADDRESS([.M22];6;4))" office:value-type="float" office:value="0.015172">
            <text:p>0.02</text:p>
          </table:table-cell>
          <table:table-cell office:value-type="float" office:value="500">
            <text:p>500</text:p>
          </table:table-cell>
          <table:table-cell office:value-type="float" office:value="503">
            <text:p>503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86482">
            <text:p>0.01</text:p>
          </table:table-cell>
          <table:table-cell/>
          <table:table-cell table:formula="of:=INDIRECT(ADDRESS([.K23];6;4))" office:value-type="float" office:value="0.00552442">
            <text:p>0.01</text:p>
          </table:table-cell>
          <table:table-cell table:formula="of:=INDIRECT(ADDRESS([.L23];6;4))" office:value-type="float" office:value="0.0085228">
            <text:p>0.01</text:p>
          </table:table-cell>
          <table:table-cell table:formula="of:=INDIRECT(ADDRESS([.M23];6;4))" office:value-type="float" office:value="0.00779558">
            <text:p>0.01</text:p>
          </table:table-cell>
          <table:table-cell office:value-type="float" office:value="524">
            <text:p>524</text:p>
          </table:table-cell>
          <table:table-cell office:value-type="float" office:value="527">
            <text:p>527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19217">
            <text:p>5.19</text:p>
          </table:table-cell>
          <table:table-cell/>
          <table:table-cell table:formula="of:=INDIRECT(ADDRESS([.K24];6;4))" office:value-type="float" office:value="0.00474283">
            <text:p>0</text:p>
          </table:table-cell>
          <table:table-cell table:formula="of:=INDIRECT(ADDRESS([.L24];6;4))" office:value-type="float" office:value="0.0104363">
            <text:p>0.01</text:p>
          </table:table-cell>
          <table:table-cell table:formula="of:=INDIRECT(ADDRESS([.M24];6;4))" office:value-type="float" office:value="0.0107724">
            <text:p>0.01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19862">
            <text:p>5.2</text:p>
          </table:table-cell>
          <table:table-cell/>
          <table:table-cell table:style-name="ce7" table:formula="of:=SUM([.H2:.H24])" office:value-type="float" office:value="0.12634049">
            <text:p>0.12634</text:p>
          </table:table-cell>
          <table:table-cell table:style-name="ce7" table:formula="of:=SUM([.I2:.I24])" office:value-type="float" office:value="0.23355329">
            <text:p>0.23355</text:p>
          </table:table-cell>
          <table:table-cell table:style-name="ce7" table:formula="of:=SUM([.J2:.J24])" office:value-type="float" office:value="0.25674652">
            <text:p>0.25675</text:p>
          </table:table-cell>
          <table:table-cell table:style-name="ce8" office:value-type="string">
            <text:p>SU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4527">
            <text:p>0.01</text:p>
          </table:table-cell>
          <table:table-cell/>
          <table:table-cell table:style-name="ce7" table:formula="of:=AVERAGE([.H2:.H24])" office:value-type="float" office:value="0.0054930647826087">
            <text:p>0.00549</text:p>
          </table:table-cell>
          <table:table-cell table:style-name="ce7" table:formula="of:=AVERAGE([.I2:.I24])" office:value-type="float" office:value="0.0101544908695652">
            <text:p>0.01015</text:p>
          </table:table-cell>
          <table:table-cell table:style-name="ce7" table:formula="of:=AVERAGE([.J2:.J24])" office:value-type="float" office:value="0.011162892173913">
            <text:p>0.01116</text:p>
          </table:table-cell>
          <table:table-cell table:style-name="ce8" office:value-type="string">
            <text:p>AVERAGES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20101">
            <text:p>5.20E+000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0105">
            <text:p>5.2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14687">
            <text:p>4.15E-005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3796">
            <text:p>0.03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5.2366">
            <text:p>35.24</text:p>
          </table:table-cell>
          <table:table-cell table:number-columns-repeated="3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01">
            <text:p>5.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0109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937">
            <text:p>5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27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20106">
            <text:p>5.2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0108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1">
            <text:p>20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0118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0586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760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0586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1433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663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1362">
            <text:p>5.2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194">
            <text:p>5.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175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2">
            <text:p>2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22939">
            <text:p>5.2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943">
            <text:p>5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5193">
            <text:p>3.7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175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1.3649">
            <text:p>41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2938">
            <text:p>5.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2947">
            <text:p>5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5353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062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22943">
            <text:p>5.2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2946">
            <text:p>5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2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2">
            <text:p>2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2956">
            <text:p>5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3542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8656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3543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4368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443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4092">
            <text:p>5.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4906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453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25357">
            <text:p>5.2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5364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706942">
            <text:p>7.0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88504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4.6616">
            <text:p>34.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5356">
            <text:p>5.2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537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8239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869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25366">
            <text:p>5.2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5369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00154">
            <text:p>3.00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5446">
            <text:p>5.2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5915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958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5916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6746">
            <text:p>5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988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5866">
            <text:p>5.2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7504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3844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242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8246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38383">
            <text:p>4.3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886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0.2856">
            <text:p>50.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28241">
            <text:p>5.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252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228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754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247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8249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461">
            <text:p>2.6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264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8817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323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8818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29813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489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29038">
            <text:p>5.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029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09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3023">
            <text:p>5.3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234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7294">
            <text:p>3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629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7354">
            <text:p>29.7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0229">
            <text:p>5.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0238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583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457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30235">
            <text:p>5.3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237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9065">
            <text:p>2.2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5">
            <text:p>20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0246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0715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8478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0715">
            <text:p>5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232">
            <text:p>5.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168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041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2921">
            <text:p>5.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5106">
            <text:p>0.0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33593">
            <text:p>5.3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597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1243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5431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3067">
            <text:p>36.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3592">
            <text:p>5.3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3601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6345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4475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33598">
            <text:p>5.3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36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361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4244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3399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4245">
            <text:p>5.3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5366">
            <text:p>5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0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4879">
            <text:p>5.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5871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914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36348">
            <text:p>5.3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6364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63505">
            <text:p>1.64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200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0.1199">
            <text:p>30.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6347">
            <text:p>5.3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368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9665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29716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36365">
            <text:p>5.3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6367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377">
            <text:p>5.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6841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4805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6842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846">
            <text:p>5.3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78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746">
            <text:p>5.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9079">
            <text:p>5.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61889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39668">
            <text:p>5.4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9686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87201">
            <text:p>1.87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095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9.7628">
            <text:p>49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39667">
            <text:p>5.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969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1675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8441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39687">
            <text:p>5.4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3969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066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39699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0173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369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0173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1247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3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0854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1469">
            <text:p>5.4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1575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41677">
            <text:p>5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1681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9142">
            <text:p>3.7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502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4.4387">
            <text:p>44.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1676">
            <text:p>5.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1684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3924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2399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41682">
            <text:p>5.4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1684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13268">
            <text:p>2.1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1693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2373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80639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2375">
            <text:p>5.4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3204">
            <text:p>5.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29176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3762">
            <text:p>5.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4576">
            <text:p>5.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4221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43928">
            <text:p>5.44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5747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181913">
            <text:p>1.82E-0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41432">
            <text:p>0.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4.136">
            <text:p>24.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3927">
            <text:p>5.4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5752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068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31656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45748">
            <text:p>5.46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5751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72509">
            <text:p>2.7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5949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6422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250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6422">
            <text:p>5.4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546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2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7208">
            <text:p>5.4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7837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9142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48071">
            <text:p>5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09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97865">
            <text:p>1.98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8386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4.3879">
            <text:p>54.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807">
            <text:p>5.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094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907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8123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48091">
            <text:p>5.4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093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3015">
            <text:p>2.3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131">
            <text:p>5.4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8596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543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597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41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286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8869">
            <text:p>5.4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668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9878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49909">
            <text:p>5.5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914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5813">
            <text:p>4.58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33851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29.9535">
            <text:p>29.9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49908">
            <text:p>5.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918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245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332761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49915">
            <text:p>5.5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49917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8812">
            <text:p>2.4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49928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0432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0433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0433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1837">
            <text:p>5.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4035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0457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2563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0614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53248">
            <text:p>5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265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69429">
            <text:p>1.69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2143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5.1592">
            <text:p>45.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53247">
            <text:p>5.5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3269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546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910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53265">
            <text:p>5.5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268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3291">
            <text:p>5.5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3766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523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3766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4993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261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4014">
            <text:p>5.5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5241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2653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5462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5478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55211">
            <text:p>1.55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64246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7.8435">
            <text:p>37.8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55461">
            <text:p>5.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5481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8102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620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55478">
            <text:p>5.5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5481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36964">
            <text:p>2.3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549">
            <text:p>5.5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6141">
            <text:p>5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51651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6144">
            <text:p>5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7048">
            <text:p>5.5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035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6345">
            <text:p>5.5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7591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2457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58105">
            <text:p>5.5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8121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46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318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7628">
            <text:p>51.7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58104">
            <text:p>5.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126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0034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0878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58122">
            <text:p>5.58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8125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84357">
            <text:p>2.84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135">
            <text:p>5.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861">
            <text:p>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5231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611">
            <text:p>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9597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624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58837">
            <text:p>5.5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59824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987616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0036">
            <text:p>5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004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67294">
            <text:p>3.67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349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6815">
            <text:p>51.6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0036">
            <text:p>5.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0044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1969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2569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0041">
            <text:p>5.60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0043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1166">
            <text:p>2.2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0052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0734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8178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0736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1578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1617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0973">
            <text:p>5.6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1789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614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1971">
            <text:p>5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1989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177328">
            <text:p>1.77E-00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75617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6.2823">
            <text:p>36.2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1971">
            <text:p>5.6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1993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4725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73184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199">
            <text:p>5.62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1992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8559">
            <text:p>2.69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2002">
            <text:p>5.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2626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2416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2627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3471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44184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2551">
            <text:p>5.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4108">
            <text:p>5.6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5665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4728">
            <text:p>5.6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4732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410737">
            <text:p>4.1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2924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8338">
            <text:p>51.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4727">
            <text:p>5.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4736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6655">
            <text:p>5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191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4732">
            <text:p>5.6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4735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8">
            <text:p>21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4745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5352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0686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5353">
            <text:p>5.6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6227">
            <text:p>5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7372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5807">
            <text:p>5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6458">
            <text:p>5.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5087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6657">
            <text:p>5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6677">
            <text:p>5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20576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17023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6.078">
            <text:p>46.0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6656">
            <text:p>5.6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6681">
            <text:p>5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8825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143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6678">
            <text:p>5.67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6681">
            <text:p>5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52762">
            <text:p>2.53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19">
            <text:p>21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669">
            <text:p>5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7342">
            <text:p>5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65188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7343">
            <text:p>5.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8173">
            <text:p>5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3024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7733">
            <text:p>5.6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8544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1115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8827">
            <text:p>5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886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32424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47149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0.4614">
            <text:p>40.4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68826">
            <text:p>5.6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8864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1296">
            <text:p>5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43283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6886">
            <text:p>5.69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8863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6066">
            <text:p>2.6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0">
            <text:p>2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8916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69399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830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9399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0472">
            <text:p>5.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25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69376">
            <text:p>5.6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0893">
            <text:p>5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5172">
            <text:p>0.0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71298">
            <text:p>5.7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1302">
            <text:p>5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371243">
            <text:p>3.7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195341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51.1925">
            <text:p>51.1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1298">
            <text:p>5.7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1306">
            <text:p>5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325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94397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71303">
            <text:p>5.71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1305">
            <text:p>5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25116">
            <text:p>2.25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1">
            <text:p>2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1315">
            <text:p>5.7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1867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552442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1868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2721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85228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2221">
            <text:p>5.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3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77955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73252">
            <text:p>5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3268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0346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205207">
            <text:p>0.0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48.7313">
            <text:p>48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3251">
            <text:p>5.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3272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5302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02964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73269">
            <text:p>5.73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3271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2">
            <text:p>2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3281">
            <text:p>5.7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3755">
            <text:p>5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74283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3756">
            <text:p>5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4799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4363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3989">
            <text:p>5.7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5066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GPU</text:p>
          </table:table-cell>
          <table:table-cell office:value-type="string">
            <text:p>draw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07724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ts</text:p>
          </table:table-cell>
          <table:table-cell office:value-type="string">
            <text:p>Viewer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75304">
            <text:p>5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5321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vent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016627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duration</text:p>
          </table:table-cell>
          <table:table-cell office:value-type="float" office:value="0.0301639">
            <text:p>0.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Frame</text:p>
          </table:table-cell>
          <table:table-cell office:value-type="string">
            <text:p>rate</text:p>
          </table:table-cell>
          <table:table-cell office:value-type="float" office:value="33.1522">
            <text:p>33.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string">
            <text:p>time</text:p>
          </table:table-cell>
          <table:table-cell office:value-type="float" office:value="5.75303">
            <text:p>5.7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5325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8318">
            <text:p>5.7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ndering</text:p>
          </table:table-cell>
          <table:table-cell office:value-type="string">
            <text:p>traversals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299317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table:style-name="ce6" office:value-type="float" office:value="5.75322">
            <text:p>5.75E+0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5324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pdate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table:style-name="ce6" office:value-type="float" office:value="0.0000240913">
            <text:p>2.41E-00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Camera</text:p>
          </table:table-cell>
          <table:table-cell office:value-type="string">
            <text:p>FrameNumber</text:p>
          </table:table-cell>
          <table:table-cell office:value-type="float" office:value="223">
            <text:p>2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5334">
            <text:p>5.7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5803">
            <text:p>5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ull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0468754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begin</text:p>
          </table:table-cell>
          <table:table-cell office:value-type="string">
            <text:p>time</text:p>
          </table:table-cell>
          <table:table-cell office:value-type="float" office:value="5.75803">
            <text:p>5.7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end</text:p>
          </table:table-cell>
          <table:table-cell office:value-type="string">
            <text:p>time</text:p>
          </table:table-cell>
          <table:table-cell office:value-type="float" office:value="5.7698">
            <text:p>5.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Draw</text:p>
          </table:table-cell>
          <table:table-cell office:value-type="string">
            <text:p>traversal</text:p>
          </table:table-cell>
          <table:table-cell office:value-type="string">
            <text:p>time</text:p>
          </table:table-cell>
          <table:table-cell office:value-type="string">
            <text:p>taken</text:p>
          </table:table-cell>
          <table:table-cell office:value-type="float" office:value="0.011768">
            <text:p>0.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ess</text:p>
          </table:table-cell>
          <table:table-cell office:value-type="string">
            <text:p>any</text:p>
          </table:table-cell>
          <table:table-cell office:value-type="string">
            <text:p>key</text:p>
          </table:table-cell>
          <table:table-cell office:value-type="string">
            <text:p>to</text:p>
          </table:table-cell>
          <table:table-cell office:value-type="string">
            <text:p>continue</text:p>
          </table:table-cell>
          <table:table-cell table:number-columns-repeated="3" office:value-type="string">
            <text:p>.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1/18/2010</text:date>, <text:time>10:4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3T13:19:46.08</meta:creation-date>
    <dc:date>2010-11-18T10:46:15.82</dc:date>
    <meta:editing-duration>PT02H30M36S</meta:editing-duration>
    <meta:editing-cycles>26</meta:editing-cycles>
    <meta:generator>OpenOffice.org/3.1$Win32 OpenOffice.org_project/310m11$Build-9399</meta:generator>
    <meta:document-statistic meta:table-count="5" meta:cell-count="10932" meta:object-count="0"/>
  </office:meta>
</office:document-meta>
</file>